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Lucida Sans" svg:font-family="'Lucida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7.103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1.353cm"/>
    </style:style>
    <style:style style:name="co5" style:family="table-column">
      <style:table-column-properties fo:break-before="auto" style:column-width="1.335cm"/>
    </style:style>
    <style:style style:name="co6" style:family="table-column">
      <style:table-column-properties fo:break-before="auto" style:column-width="1.593cm"/>
    </style:style>
    <style:style style:name="co7" style:family="table-column">
      <style:table-column-properties fo:break-before="auto" style:column-width="8.99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4.576cm"/>
    </style:style>
    <style:style style:name="co11" style:family="table-column">
      <style:table-column-properties fo:break-before="auto" style:column-width="2.226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PageStyle_5f_Vide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2" style:family="table-cell" style:parent-style-name="Default">
      <style:text-properties fo:color="#00000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00000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/>
      <style:text-properties fo:color="#00000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Video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246" table:default-cell-style-name="ce1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D's</text:p>
          </table:table-cell>
          <table:table-cell table:style-name="ce8" office:value-type="string">
            <text:p>Org.</text:p>
          </table:table-cell>
          <table:table-cell table:style-name="ce1" office:value-type="string">
            <text:p>DVD</text:p>
          </table:table-cell>
          <table:table-cell table:style-name="ce1" office:value-type="string">
            <text:p>Cover</text:p>
          </table:table-cell>
          <table:table-cell table:style-name="ce1" office:value-type="string">
            <text:p>Darsteller</text:p>
          </table:table-cell>
          <table:table-cell table:style-name="ce1" office:value-type="string">
            <text:p>Regisseur</text:p>
          </table:table-cell>
          <table:table-cell table:style-name="ce14" office:value-type="string">
            <text:p>Produzent</text:p>
          </table:table-cell>
          <table:table-cell table:style-name="ce1" office:value-type="string">
            <text:p>Genre</text:p>
          </table:table-cell>
          <table:table-cell/>
          <table:table-cell table:style-name="ce15" table:number-columns-repeated="24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Spawn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Comic Movie</text:p>
          </table:table-cell>
          <table:table-cell table:number-columns-repeated="24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X-Men 3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Comic Movie</text:p>
          </table:table-cell>
          <table:table-cell table:number-columns-repeated="24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string">
            <text:p>Verlockende Falle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Sean Connery, Catherine Zeta Jones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>
            <text:p>SAW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table:number-columns-repeated="2"/>
          <table:table-cell/>
          <table:table-cell table:style-name="ce11" office:value-type="string">
            <text:p>Horror</text:p>
          </table:table-cell>
          <table:table-cell table:number-columns-repeated="24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From Dusk Till Daw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George Clooney, Quentin Tarantino, Selma Hayek</text:p>
          </table:table-cell>
          <table:table-cell table:style-name="ce11" office:value-type="string">
            <text:p>Robert Rodriguez, Quentin Tarantino</text:p>
          </table:table-cell>
          <table:table-cell/>
          <table:table-cell table:style-name="ce11" office:value-type="string">
            <text:p>Horror</text:p>
          </table:table-cell>
          <table:table-cell table:number-columns-repeated="24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Pakt der Wölfe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Marc Dacascos</text:p>
          </table:table-cell>
          <table:table-cell table:style-name="ce11"/>
          <table:table-cell/>
          <table:table-cell table:style-name="ce11" office:value-type="string">
            <text:p>Krimi</text:p>
          </table:table-cell>
          <table:table-cell table:number-columns-repeated="24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string">
            <text:p>Romeo must di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et Lee, Aaliyah</text:p>
          </table:table-cell>
          <table:table-cell table:style-name="ce11" office:value-type="string">
            <text:p>John Woo</text:p>
          </table:table-cell>
          <table:table-cell/>
          <table:table-cell table:style-name="ce11" office:value-type="string">
            <text:p>Eastern</text:p>
          </table:table-cell>
          <table:table-cell table:number-columns-repeated="24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string">
            <text:p>Comedian Harmonists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/>
          <table:table-cell table:style-name="ce11" table:number-columns-repeated="2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string">
            <text:p>Blow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office:value-type="string">
            <text:p>Johnny Depp, Franka Potente, Penelope Cruz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string">
            <text:p>Tiger and Dragon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Jet Lee</text:p>
          </table:table-cell>
          <table:table-cell table:style-name="ce11" office:value-type="string">
            <text:p>Zhang Yimou</text:p>
          </table:table-cell>
          <table:table-cell/>
          <table:table-cell table:style-name="ce11" office:value-type="string">
            <text:p>Eastern</text:p>
          </table:table-cell>
          <table:table-cell table:number-columns-repeated="246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4" office:value-type="string">
            <text:p>Password Swordfish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ohn Travolta, Hale Barry</text:p>
          </table:table-cell>
          <table:table-cell table:style-name="ce11"/>
          <table:table-cell/>
          <table:table-cell table:style-name="ce11" office:value-type="string">
            <text:p>Action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4" office:value-type="string">
            <text:p>Tomb Raider 2: Die Wiege des Lebens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Angelina Jolie</text:p>
          </table:table-cell>
          <table:table-cell table:style-name="ce11" office:value-type="string">
            <text:p>Jan de Bont</text:p>
          </table:table-cell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4" office:value-type="string">
            <text:p>SAW 2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XviD</text:p>
          </table:table-cell>
          <table:table-cell table:style-name="ce9" office:value-type="string">
            <text:p>X</text:p>
          </table:table-cell>
          <table:table-cell table:style-name="ce11" table:number-columns-repeated="2"/>
          <table:table-cell/>
          <table:table-cell table:style-name="ce11" office:value-type="string">
            <text:p>Horror</text:p>
          </table:table-cell>
          <table:table-cell table:number-columns-repeated="246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4" office:value-type="string">
            <text:p>Shaft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Samuel L. Jackson</text:p>
          </table:table-cell>
          <table:table-cell table:style-name="ce11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4" office:value-type="string">
            <text:p>No mans land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Kriegsfilm</text:p>
          </table:table-cell>
          <table:table-cell table:number-columns-repeated="246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4" office:value-type="string">
            <text:p>3 Engel für Charli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Cameron Diaz, Lucy Lu, Drew Barrymore</text:p>
          </table:table-cell>
          <table:table-cell table:style-name="ce11"/>
          <table:table-cell/>
          <table:table-cell table:style-name="ce11" office:value-type="string">
            <text:p>Action 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4" office:value-type="string">
            <text:p>Date Movie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4" office:value-type="string">
            <text:p>Das Experiment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Moritz Bleibtreu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4" office:value-type="string">
            <text:p>Gothika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Hale Barry</text:p>
          </table:table-cell>
          <table:table-cell table:style-name="ce11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4" office:value-type="string">
            <text:p>Ghost in the Shell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table:number-columns-repeated="2"/>
          <table:table-cell/>
          <table:table-cell table:style-name="ce11" office:value-type="string">
            <text:p>Manga</text:p>
          </table:table-cell>
          <table:table-cell table:number-columns-repeated="246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4" office:value-type="string">
            <text:p>Pulp Fiction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John Travolta, Samuel L. Jackson, Bruce Willes, Uma Thurman</text:p>
          </table:table-cell>
          <table:table-cell table:style-name="ce11" office:value-type="string">
            <text:p>Quentin Tarantino</text:p>
          </table:table-cell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4" office:value-type="string">
            <text:p>Domino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4" office:value-type="string">
            <text:p>Findet Nemo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Erkan und Stefan</text:p>
          </table:table-cell>
          <table:table-cell table:style-name="ce11" office:value-type="string">
            <text:p>Pixar Studios</text:p>
          </table:table-cell>
          <table:table-cell/>
          <table:table-cell table:style-name="ce11" office:value-type="string">
            <text:p>Animation</text:p>
          </table:table-cell>
          <table:table-cell table:number-columns-repeated="246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4" office:value-type="string">
            <text:p>Jay and Silent Bob schlagen zurück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ay und Silent Bob, Chris Rock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4" office:value-type="string">
            <text:p>Nur noch 60 Sekunde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Nicolas Cage</text:p>
          </table:table-cell>
          <table:table-cell table:style-name="ce11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4" office:value-type="string">
            <text:p>Brain Dead (Dead Alive)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/>
          <table:table-cell table:style-name="ce11" office:value-type="string">
            <text:p>Peter Jackson</text:p>
          </table:table-cell>
          <table:table-cell/>
          <table:table-cell table:style-name="ce11" office:value-type="string">
            <text:p>Horror</text:p>
          </table:table-cell>
          <table:table-cell table:number-columns-repeated="246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4" office:value-type="string">
            <text:p>Sleepy Hollow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ohnny Depp, Christina Ricci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4" office:value-type="string">
            <text:p>Königin der Verdammte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Aaliyah, Ann Riece (Autor)</text:p>
          </table:table-cell>
          <table:table-cell table:style-name="ce11"/>
          <table:table-cell/>
          <table:table-cell table:style-name="ce11" office:value-type="string">
            <text:p>Vampirfilm</text:p>
          </table:table-cell>
          <table:table-cell table:number-columns-repeated="246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4" office:value-type="string">
            <text:p>Titan A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Comic</text:p>
          </table:table-cell>
          <table:table-cell table:number-columns-repeated="246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4" office:value-type="string">
            <text:p>Mafia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Lloyd Bridges, Christina Applegate, Billy Burke</text:p>
            <text:p>Applegate, Christina</text:p>
            <text:p>Lloyd Bridges, Billy Burke, Applegate,</text:p>
          </table:table-cell>
          <table:table-cell table:style-name="ce11" office:value-type="string">
            <text:p>Jim Abrahams</text:p>
          </table:table-cell>
          <table:table-cell/>
          <table:table-cell table:style-name="ce11" office:value-type="string">
            <text:p>Mafia Film</text:p>
          </table:table-cell>
          <table:table-cell table:number-columns-repeated="246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4" office:value-type="string">
            <text:p>Snatch - Schweine und Diamante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Brad Pitt, Benicio del Toro, Dennis Farina</text:p>
          </table:table-cell>
          <table:table-cell table:style-name="ce11" office:value-type="string">
            <text:p>Guy Richie</text:p>
          </table:table-cell>
          <table:table-cell/>
          <table:table-cell table:style-name="ce11" office:value-type="string">
            <text:p>Action 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4" office:value-type="string">
            <text:p>Wir Kinder vom Bahnhof Zoo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4" office:value-type="string">
            <text:p>The Mexican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Brad Pitt, Julia Roberts</text:p>
          </table:table-cell>
          <table:table-cell table:style-name="ce11"/>
          <table:table-cell/>
          <table:table-cell table:style-name="ce11" office:value-type="string">
            <text:p>Liebes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4" office:value-type="string">
            <text:p>Scary Movie 2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Marlon Wayans, Shank Wayans</text:p>
          </table:table-cell>
          <table:table-cell table:style-name="ce11" office:value-type="string">
            <text:p>Keenen Ivory Wayans</text:p>
          </table:table-cell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sterix und die Wikinger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Comic</text:p>
          </table:table-cell>
          <table:table-cell table:number-columns-repeated="246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4" office:value-type="string">
            <text:p>Die Fabelhafte Welt der Amélie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Audry Toutou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er Fischer und seine Fra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Christian Ulmen, Alexandra Maria Lara</text:p>
          </table:table-cell>
          <table:table-cell table:number-columns-repeated="2"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4" office:value-type="string">
            <text:p>X-Men</text:p>
          </table:table-cell>
          <table:table-cell table:style-name="ce2" office:value-type="float" office:value="2">
            <text:p>2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11" office:value-type="string">
            <text:p>Patrick Steward, Ian McKellen, Hale Barry, Hughe Jackman</text:p>
          </table:table-cell>
          <table:table-cell table:style-name="ce11"/>
          <table:table-cell/>
          <table:table-cell table:style-name="ce11" office:value-type="string">
            <text:p>Comic Movie</text:p>
          </table:table-cell>
          <table:table-cell table:number-columns-repeated="246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4" office:value-type="string">
            <text:p>Underworld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Vampirfilm</text:p>
          </table:table-cell>
          <table:table-cell table:number-columns-repeated="246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string">
            <text:p>Three Kings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George Clooney, Ice Cube, Mark Wahlberg</text:p>
          </table:table-cell>
          <table:table-cell table:style-name="ce11" office:value-type="string">
            <text:p>David O. Russel</text:p>
          </table:table-cell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4" office:value-type="string">
            <text:p>The Matrix: Revolutions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Keanu Reeves</text:p>
          </table:table-cell>
          <table:table-cell table:style-name="ce11" office:value-type="string">
            <text:p>Wackowski Brüder</text:p>
          </table:table-cell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4" office:value-type="string">
            <text:p>Fight Club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Brad Pitt, Edward Norton</text:p>
          </table:table-cell>
          <table:table-cell table:style-name="ce11" office:value-type="string">
            <text:p>David Fincher</text:p>
          </table:table-cell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4" office:value-type="string">
            <text:p>Das Geisterhau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Eddi Murphy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4" office:value-type="string">
            <text:p>Mad Max 2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Mel Gibson</text:p>
          </table:table-cell>
          <table:table-cell table:style-name="ce11"/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4" office:value-type="string">
            <text:p>Scary Movi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Marlon Wayans, Carmen Electra, Shannon Elizabeth, Shank Wayans</text:p>
          </table:table-cell>
          <table:table-cell table:style-name="ce11" office:value-type="string">
            <text:p>Keenen Ivory Wayans</text:p>
          </table:table-cell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4" office:value-type="string">
            <text:p>Lola rennt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Franka Potente, Moritz Bleibtreu</text:p>
          </table:table-cell>
          <table:table-cell table:style-name="ce11" office:value-type="string">
            <text:p>Tom Tykwer</text:p>
          </table:table-cell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4" office:value-type="string">
            <text:p>Armitage 3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Manga</text:p>
          </table:table-cell>
          <table:table-cell table:number-columns-repeated="246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4" office:value-type="string">
            <text:p>Akira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table:number-columns-repeated="2"/>
          <table:table-cell/>
          <table:table-cell table:style-name="ce11" office:value-type="string">
            <text:p>Manga</text:p>
          </table:table-cell>
          <table:table-cell table:number-columns-repeated="246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4" office:value-type="string">
            <text:p>Grasgeflüster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Hos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4" office:value-type="string">
            <text:p>Gattacca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Uma Thurman, Ethan Hawk</text:p>
          </table:table-cell>
          <table:table-cell table:style-name="ce11"/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4" office:value-type="string">
            <text:p>Blad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Wesley Snipes</text:p>
          </table:table-cell>
          <table:table-cell table:style-name="ce11"/>
          <table:table-cell/>
          <table:table-cell table:style-name="ce11" office:value-type="string">
            <text:p>Vampirfilm</text:p>
          </table:table-cell>
          <table:table-cell table:number-columns-repeated="246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4" office:value-type="string">
            <text:p>Eine Hand voll Gra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hetto Gangz – Die Hölle von Par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4" office:value-type="string">
            <text:p>Die neun Pforten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/>
          <table:table-cell table:style-name="ce11" office:value-type="string">
            <text:p>Johnny Depp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4" office:value-type="string">
            <text:p>Gladiator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Russell Crowe</text:p>
          </table:table-cell>
          <table:table-cell table:style-name="ce11"/>
          <table:table-cell office:value-type="string">
            <text:p>Ridley Scott</text:p>
          </table:table-cell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4" office:value-type="string">
            <text:p>Verrückt nach Mary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Cameron Diaz, Ben Stiller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4" office:value-type="string">
            <text:p>American Pie 2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ason Biggs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4" office:value-type="string">
            <text:p>A Night at the Roxbury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string">
            <text:p>Absolute Gigante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4" office:value-type="string">
            <text:p>Final Destinatio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Devon Sawa, Ali Larter, Keer Smith, Tony Todd</text:p>
          </table:table-cell>
          <table:table-cell table:style-name="ce11" office:value-type="string">
            <text:p>James Wong</text:p>
          </table:table-cell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4" office:value-type="string">
            <text:p>The 6th Sens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Bruce Willis</text:p>
          </table:table-cell>
          <table:table-cell table:style-name="ce11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4" office:value-type="string">
            <text:p>Der Schuh des Manitu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Michael Herbig (Bully), Christian Tramitz, Sky du Mont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4" office:value-type="string">
            <text:p>Schul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Axel Stein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4" office:value-type="string">
            <text:p>Final Fantasy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/>
          <table:table-cell table:style-name="ce11" office:value-type="string">
            <text:p>Squaresoft</text:p>
          </table:table-cell>
          <table:table-cell/>
          <table:table-cell table:style-name="ce11" office:value-type="string">
            <text:p>Game Movie</text:p>
          </table:table-cell>
          <table:table-cell table:number-columns-repeated="246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4" office:value-type="string">
            <text:p>Monty Pythons Sinn des Leben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/>
          <table:table-cell table:style-name="ce11" office:value-type="string">
            <text:p>Monty Python</text:p>
          </table:table-cell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4" office:value-type="string">
            <text:p>American Beauty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Kevin Spacey</text:p>
          </table:table-cell>
          <table:table-cell table:style-name="ce11" office:value-type="string">
            <text:p>Sam Mendes</text:p>
          </table:table-cell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4" office:value-type="string">
            <text:p>Starship Troppers 2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4" office:value-type="string">
            <text:p>Fear and Lothing in Las Vegas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Johnny Depp, Benicio del Toro, Cameron Diaz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Wedding Crashe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Owen Wilson</text:p>
          </table:table-cell>
          <table:table-cell table:number-columns-repeated="2"/>
          <table:table-cell office:value-type="string">
            <text:p>Liebes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4" office:value-type="string">
            <text:p>Royal Tenenbaum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Gene Hackman, Ben Stiller, Gwyneth Paltrow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4" office:value-type="string">
            <text:p>Star Wars - Episode 2: Angriff der Klonkrieger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Ewan McGregor</text:p>
          </table:table-cell>
          <table:table-cell table:style-name="ce11" office:value-type="string">
            <text:p>George Lucas</text:p>
          </table:table-cell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4" office:value-type="string">
            <text:p>John Carpenters: Vampir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Vampirfilm</text:p>
          </table:table-cell>
          <table:table-cell table:number-columns-repeated="246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4" office:value-type="string">
            <text:p>Unbreackabl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Samuel L. Jackson, Bruce Willes</text:p>
          </table:table-cell>
          <table:table-cell table:style-name="ce11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4" office:value-type="string">
            <text:p>The Cell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ennifer Lopez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4" office:value-type="string">
            <text:p>Der Knochenjäger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Denzel Washington, Angeline Jolie</text:p>
          </table:table-cell>
          <table:table-cell table:style-name="ce11"/>
          <table:table-cell/>
          <table:table-cell table:style-name="ce11" office:value-type="string">
            <text:p>Krimi</text:p>
          </table:table-cell>
          <table:table-cell table:number-columns-repeated="24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Wedding Da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Liebes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4" office:value-type="string">
            <text:p>City of the Living Dead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Horror</text:p>
          </table:table-cell>
          <table:table-cell table:number-columns-repeated="246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4" office:value-type="string">
            <text:p>A Beautiful Mind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Russel Crow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string">
            <text:p>Harry Potter 1: -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Daniel Radcliffe</text:p>
          </table:table-cell>
          <table:table-cell table:style-name="ce11"/>
          <table:table-cell/>
          <table:table-cell table:style-name="ce11" office:value-type="string">
            <text:p>Fantasy</text:p>
          </table:table-cell>
          <table:table-cell table:number-columns-repeated="246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4" office:value-type="string">
            <text:p>Finding Forrester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Sean Connery,Rob Brown, Busta Rhymes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Elizabethtow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Orlando Bloom, Kirsten Dunst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4" office:value-type="string">
            <text:p>13 Geister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Horror</text:p>
          </table:table-cell>
          <table:table-cell table:number-columns-repeated="246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4" office:value-type="string">
            <text:p>Showtim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Robert De Niro, Eddy Morphie</text:p>
          </table:table-cell>
          <table:table-cell table:style-name="ce11"/>
          <table:table-cell/>
          <table:table-cell table:style-name="ce11" office:value-type="string">
            <text:p>Action 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4" office:value-type="string">
            <text:p>Panic Room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odie Foster</text:p>
          </table:table-cell>
          <table:table-cell table:style-name="ce11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4" office:value-type="string">
            <text:p>Die Monster AG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Disney</text:p>
          </table:table-cell>
          <table:table-cell table:style-name="ce11" office:value-type="string">
            <text:p>Pixar Studios</text:p>
          </table:table-cell>
          <table:table-cell/>
          <table:table-cell table:style-name="ce11" office:value-type="string">
            <text:p>Animation</text:p>
          </table:table-cell>
          <table:table-cell table:number-columns-repeated="246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4" office:value-type="string">
            <text:p>Men in Black 2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Will Smith</text:p>
          </table:table-cell>
          <table:table-cell table:style-name="ce11"/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4" office:value-type="string">
            <text:p>Shrek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/>
          <table:table-cell table:style-name="ce11" office:value-type="string">
            <text:p>Pixar Studios</text:p>
          </table:table-cell>
          <table:table-cell/>
          <table:table-cell table:style-name="ce11" office:value-type="string">
            <text:p>Animation</text:p>
          </table:table-cell>
          <table:table-cell table:number-columns-repeated="246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4" office:value-type="string">
            <text:p>Wir waren Helde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Mel Gibson</text:p>
          </table:table-cell>
          <table:table-cell table:style-name="ce11" office:value-type="string">
            <text:p>Randall Wallace</text:p>
          </table:table-cell>
          <table:table-cell/>
          <table:table-cell table:style-name="ce11" office:value-type="string">
            <text:p>Kriegsfilm</text:p>
          </table:table-cell>
          <table:table-cell table:number-columns-repeated="246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4" office:value-type="string">
            <text:p>Training Day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Denzel Washington, Ethan Hawk, Scott Glenn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4" office:value-type="string">
            <text:p>Schwer verliebt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Gwyneth Paltrow</text:p>
          </table:table-cell>
          <table:table-cell table:style-name="ce11" office:value-type="string">
            <text:p>Farrelly Brüder</text:p>
          </table:table-cell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4" office:value-type="string">
            <text:p>Rat Race: Der nackte Wahnsin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ohn Clece, Roan Atkinson, Whoopi Goldberg, Cuba Gooding Jr</text:p>
          </table:table-cell>
          <table:table-cell table:style-name="ce11" office:value-type="string">
            <text:p>Monty Python</text:p>
          </table:table-cell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Final Destination 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4" office:value-type="string">
            <text:p>Collatteral Damag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Arnold Schwarzenegger</text:p>
          </table:table-cell>
          <table:table-cell table:style-name="ce11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Ghost in the Shell 2 – Innocenc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Manga</text:p>
          </table:table-cell>
          <table:table-cell table:number-columns-repeated="246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Hide and Seek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Robert De Niro, Dakota Fanning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97">
            <text:p>97</text:p>
          </table:table-cell>
          <table:table-cell table:style-name="ce4" office:value-type="string">
            <text:p>Stigmata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4" office:value-type="string">
            <text:p>Ice Age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Otto Walkes (Sync.)</text:p>
          </table:table-cell>
          <table:table-cell table:style-name="ce11"/>
          <table:table-cell/>
          <table:table-cell table:style-name="ce11" office:value-type="string">
            <text:p>Animation</text:p>
          </table:table-cell>
          <table:table-cell table:number-columns-repeated="246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4" office:value-type="string">
            <text:p>Der Herr der Ringe: 1. Die Gefährten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Ian McKellen, Sean Astin, Orlando Bloom, Elijah Wood, Viggo Mortensen, John R. R. Tolkien</text:p>
          </table:table-cell>
          <table:table-cell table:style-name="ce11" office:value-type="string">
            <text:p>Peter Jackson</text:p>
          </table:table-cell>
          <table:table-cell/>
          <table:table-cell table:style-name="ce11" office:value-type="string">
            <text:p>Fantasy</text:p>
          </table:table-cell>
          <table:table-cell table:number-columns-repeated="246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4" office:value-type="string">
            <text:p>Blade 2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Wesley Snipes</text:p>
          </table:table-cell>
          <table:table-cell table:style-name="ce11"/>
          <table:table-cell/>
          <table:table-cell table:style-name="ce11" office:value-type="string">
            <text:p>Vampirfilm</text:p>
          </table:table-cell>
          <table:table-cell table:number-columns-repeated="246"/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4" office:value-type="string">
            <text:p>Nicht noch ein Teeniefilm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irewa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arrison Ford</text:p>
          </table:table-cell>
          <table:table-cell table:number-columns-repeated="2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Inside M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PG</text:p>
          </table:table-cell>
          <table:table-cell/>
          <table:table-cell office:value-type="string">
            <text:p>Dencel Washington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04">
            <text:p>104</text:p>
          </table:table-cell>
          <table:table-cell table:style-name="ce4" office:value-type="string">
            <text:p>Scorpion King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4" office:value-type="string">
            <text:p>Was tun wenn's brennt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Till Schweiger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4" office:value-type="string">
            <text:p>Spiderman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Toby Maguier, Kirsten Dunst</text:p>
          </table:table-cell>
          <table:table-cell table:style-name="ce11"/>
          <table:table-cell/>
          <table:table-cell table:style-name="ce11" office:value-type="string">
            <text:p>Comic Movie</text:p>
          </table:table-cell>
          <table:table-cell table:number-columns-repeated="246"/>
        </table:table-row>
        <table:table-row table:style-name="ro1">
          <table:table-cell table:style-name="ce2" office:value-type="float" office:value="107">
            <text:p>107</text:p>
          </table:table-cell>
          <table:table-cell table:style-name="ce4" office:value-type="string">
            <text:p>Asterix &amp; Obelix: Mission Kleopatra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Gerade DePardio, Christian Clavier</text:p>
          </table:table-cell>
          <table:table-cell table:style-name="ce11"/>
          <table:table-cell/>
          <table:table-cell table:style-name="ce11" office:value-type="string">
            <text:p>Comic Movie</text:p>
          </table:table-cell>
          <table:table-cell table:number-columns-repeated="246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4" office:value-type="string">
            <text:p>Rush Hour 2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ackie Chan, Chris Tucker, Ziyi Zhang, John Lone</text:p>
          </table:table-cell>
          <table:table-cell table:style-name="ce11"/>
          <table:table-cell/>
          <table:table-cell table:style-name="ce11" office:value-type="string">
            <text:p>Action 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4" office:value-type="string">
            <text:p>Zoolander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Ben Stiller, Owen Wilson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string">
            <text:p>American Psycho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Christian Bale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4" office:value-type="string">
            <text:p>Bridged Jones: Schokolade zum Frühstück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Hugh Grant, Renée Zellweger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4" office:value-type="string">
            <text:p>Good Advic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Charlie Sheen</text:p>
          </table:table-cell>
          <table:table-cell table:style-name="ce11"/>
          <table:table-cell/>
          <table:table-cell table:style-name="ce11" office:value-type="string">
            <text:p>Liebes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13">
            <text:p>113</text:p>
          </table:table-cell>
          <table:table-cell table:style-name="ce4" office:value-type="string">
            <text:p>The Time Machin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114">
            <text:p>114</text:p>
          </table:table-cell>
          <table:table-cell table:style-name="ce4" office:value-type="string">
            <text:p>Im Netz der Spinn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Morgan Freeman</text:p>
          </table:table-cell>
          <table:table-cell table:style-name="ce11"/>
          <table:table-cell/>
          <table:table-cell table:style-name="ce11" office:value-type="string">
            <text:p>Krimi</text:p>
          </table:table-cell>
          <table:table-cell table:number-columns-repeated="246"/>
        </table:table-row>
        <table:table-row table:style-name="ro1">
          <table:table-cell table:style-name="ce2" office:value-type="float" office:value="115">
            <text:p>115</text:p>
          </table:table-cell>
          <table:table-cell table:style-name="ce4" office:value-type="string">
            <text:p>40 Tage, 40 Nächt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osh Hartnett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4" office:value-type="string">
            <text:p>Resident Evil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Milla Jovovich, Michelle Rodriguez</text:p>
          </table:table-cell>
          <table:table-cell table:style-name="ce11"/>
          <table:table-cell/>
          <table:table-cell table:style-name="ce11" office:value-type="string">
            <text:p>Game Movie</text:p>
          </table:table-cell>
          <table:table-cell table:number-columns-repeated="246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4" office:value-type="string">
            <text:p>From Hell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XviD</text:p>
          </table:table-cell>
          <table:table-cell table:style-name="ce9"/>
          <table:table-cell table:style-name="ce11" office:value-type="string">
            <text:p>Johnny Depp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18">
            <text:p>118</text:p>
          </table:table-cell>
          <table:table-cell table:style-name="ce4" office:value-type="string">
            <text:p>The Matrix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Keanu Reeves, Laurenz Fishburne</text:p>
          </table:table-cell>
          <table:table-cell table:style-name="ce11" office:value-type="string">
            <text:p>Wackowski Brüder</text:p>
          </table:table-cell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Ice Age 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 table:number-columns-repeated="4"/>
          <table:table-cell office:value-type="string">
            <text:p>Animation</text:p>
          </table:table-cell>
          <table:table-cell table:number-columns-repeated="246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4" office:value-type="string">
            <text:p>Oceans 11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Brad Pitt, George Clooney, Matt Damon, Julia Roberts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21">
            <text:p>121</text:p>
          </table:table-cell>
          <table:table-cell table:style-name="ce4" office:value-type="string">
            <text:p>Wedding Planner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Jennifer Lopez, Matthew McConaughey</text:p>
          </table:table-cell>
          <table:table-cell table:style-name="ce11" office:value-type="string">
            <text:p>Adam Shankman</text:p>
          </table:table-cell>
          <table:table-cell/>
          <table:table-cell table:style-name="ce11"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Die Wolk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apo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vX</text:p>
          </table:table-cell>
          <table:table-cell table:number-columns-repeated="4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124">
            <text:p>124</text:p>
          </table:table-cell>
          <table:table-cell table:style-name="ce4" office:value-type="string">
            <text:p>Im Zeichen der Libell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Kevin Costner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25">
            <text:p>125</text:p>
          </table:table-cell>
          <table:table-cell table:style-name="ce4" office:value-type="string">
            <text:p>Signs - Zeiche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Mel Gibson</text:p>
          </table:table-cell>
          <table:table-cell table:style-name="ce11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26">
            <text:p>126</text:p>
          </table:table-cell>
          <table:table-cell table:style-name="ce4" office:value-type="string">
            <text:p>Die Bourne Identität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Matt Damon, Franka Potente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ce4" office:value-type="string">
            <text:p>Arac Attack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Reine Chefsach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Dennis Quaid</text:p>
          </table:table-cell>
          <table:table-cell table:number-columns-repeated="2"/>
          <table:table-cell office:value-type="string">
            <text:p>Liebes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29">
            <text:p>129</text:p>
          </table:table-cell>
          <table:table-cell table:style-name="ce4" office:value-type="string">
            <text:p>Sexy Biest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4" office:value-type="string">
            <text:p>Bad Company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Chris Rock, Anthony Hopkins</text:p>
          </table:table-cell>
          <table:table-cell table:style-name="ce11"/>
          <table:table-cell/>
          <table:table-cell table:style-name="ce11" office:value-type="string">
            <text:p>Action 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31">
            <text:p>131</text:p>
          </table:table-cell>
          <table:table-cell table:style-name="ce4" office:value-type="string">
            <text:p>Enigma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Kate Winslet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32">
            <text:p>132</text:p>
          </table:table-cell>
          <table:table-cell table:style-name="ce4" office:value-type="string">
            <text:p>Memento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4" office:value-type="string">
            <text:p>Dogma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Matt Damon, Ben Affleck, Jay und Silent Bob, Chris Rock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34">
            <text:p>134</text:p>
          </table:table-cell>
          <table:table-cell table:style-name="ce4" office:value-type="string">
            <text:p>Heist - Der Letzte Coup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Gene Hackman, Danny DeVito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35">
            <text:p>135</text:p>
          </table:table-cell>
          <table:table-cell table:style-name="ce4" office:value-type="string">
            <text:p>Der Anschlag (Tom Clancy)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Ben Affleck, Morgan Freeman</text:p>
          </table:table-cell>
          <table:table-cell table:style-name="ce11"/>
          <table:table-cell/>
          <table:table-cell table:style-name="ce11" office:value-type="string">
            <text:p>Action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36">
            <text:p>136</text:p>
          </table:table-cell>
          <table:table-cell table:style-name="ce4" office:value-type="string">
            <text:p>Road to Perdition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Tom Hanks, Jude Law, Paul Newman</text:p>
          </table:table-cell>
          <table:table-cell table:style-name="ce11" office:value-type="string">
            <text:p>Sam Mendes</text:p>
          </table:table-cell>
          <table:table-cell/>
          <table:table-cell table:style-name="ce11" office:value-type="string">
            <text:p>Mafia Film</text:p>
          </table:table-cell>
          <table:table-cell table:number-columns-repeated="246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V wie Vendet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Comic Movie</text:p>
          </table:table-cell>
          <table:table-cell table:number-columns-repeated="246"/>
        </table:table-row>
        <table:table-row table:style-name="ro1">
          <table:table-cell table:style-name="ce2" office:value-type="float" office:value="138">
            <text:p>138</text:p>
          </table:table-cell>
          <table:table-cell table:style-name="ce4" office:value-type="string">
            <text:p>Heave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/>
          <table:table-cell table:style-name="ce11" office:value-type="string">
            <text:p>Tom Tykwer</text:p>
          </table:table-cell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House of flying daggers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Takeshi Kaneshiro, Andy Lau, Ziyi Zhang</text:p>
          </table:table-cell>
          <table:table-cell table:number-columns-repeated="2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Mord im Pfarrhau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Roan Atkinson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Imperium der Wölf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Jean Reno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42">
            <text:p>142</text:p>
          </table:table-cell>
          <table:table-cell table:style-name="ce4" office:value-type="string">
            <text:p>Reservoir Dogs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Michael Madson, Tim Roth, Chris Penn, Steve Buscemi, Harvey Keitel, Lawrence Tierney, Quentin Tarantino</text:p>
          </table:table-cell>
          <table:table-cell table:style-name="ce11" office:value-type="string">
            <text:p>Quentin Tarantino</text:p>
          </table:table-cell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43">
            <text:p>143</text:p>
          </table:table-cell>
          <table:table-cell table:style-name="ce4" office:value-type="string">
            <text:p>O Brother where are thou</text:p>
          </table:table-cell>
          <table:table-cell table:style-name="ce2" office:value-type="float" office:value="2">
            <text:p>2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11" office:value-type="string">
            <text:p>George Clooney, John Goodman</text:p>
          </table:table-cell>
          <table:table-cell table:style-name="ce11" office:value-type="string">
            <text:p>Ethan &amp; Joel Coen</text:p>
          </table:table-cell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44">
            <text:p>144</text:p>
          </table:table-cell>
          <table:table-cell table:style-name="ce4" office:value-type="string">
            <text:p>A Tough Cop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145">
            <text:p>145</text:p>
          </table:table-cell>
          <table:table-cell table:style-name="ce4" office:value-type="string">
            <text:p>Cast Away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Tom Hanks, Helen Hunt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An deiner Schult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Kevin Costner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147">
            <text:p>147</text:p>
          </table:table-cell>
          <table:table-cell table:style-name="ce4" office:value-type="string">
            <text:p>Four Rooms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Quentin Tarantino, Madonna, Antonio Banderas, Bruce Willes</text:p>
          </table:table-cell>
          <table:table-cell table:style-name="ce11" office:value-type="string">
            <text:p>Quentin Tarantino, Robert Rodriguez, Allison Anders, Alexandre Rockwell</text:p>
          </table:table-cell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The Weather M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Nicolas Cage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149">
            <text:p>149</text:p>
          </table:table-cell>
          <table:table-cell table:style-name="ce4" office:value-type="string">
            <text:p>True Romanc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Christian Slater, Brad Pitt</text:p>
          </table:table-cell>
          <table:table-cell table:style-name="ce11" office:value-type="string">
            <text:p>Quentin Tarantino</text:p>
          </table:table-cell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L.A. Cras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Sandra Bullock, Matt Dilon, Don Cheadle, Brendan Fraser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151">
            <text:p>151</text:p>
          </table:table-cell>
          <table:table-cell table:style-name="ce4" office:value-type="string">
            <text:p>Trainspotting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Ewan McGregor, Ewn Bremner</text:p>
          </table:table-cell>
          <table:table-cell table:style-name="ce11" office:value-type="string">
            <text:p>Danny Boyle</text:p>
          </table:table-cell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New Police Sto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Jackie Chan</text:p>
          </table:table-cell>
          <table:table-cell table:number-columns-repeated="2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Underworld Evolution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Vampirfilm</text:p>
          </table:table-cell>
          <table:table-cell table:number-columns-repeated="246"/>
        </table:table-row>
        <table:table-row table:style-name="ro1">
          <table:table-cell table:style-name="ce2" office:value-type="float" office:value="154">
            <text:p>154</text:p>
          </table:table-cell>
          <table:table-cell table:style-name="ce4" office:value-type="string">
            <text:p>Minority Report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Tom Cruise</text:p>
          </table:table-cell>
          <table:table-cell table:style-name="ce11" office:value-type="string">
            <text:p>Steven Spielberg</text:p>
          </table:table-cell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155">
            <text:p>155</text:p>
          </table:table-cell>
          <table:table-cell table:style-name="ce4" office:value-type="string">
            <text:p>Triple XXX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Vin Diesel, Samuel L. Jackson</text:p>
          </table:table-cell>
          <table:table-cell table:style-name="ce11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State of Mi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Kevin Spacey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157">
            <text:p>157</text:p>
          </table:table-cell>
          <table:table-cell table:style-name="ce4" office:value-type="string">
            <text:p>Crime is King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Kevin Costner</text:p>
          </table:table-cell>
          <table:table-cell table:style-name="ce11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158">
            <text:p>158</text:p>
          </table:table-cell>
          <table:table-cell table:style-name="ce4" office:value-type="string">
            <text:p>Mit Schirm, Charme und Melon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Uma Thurman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Lord of Wa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ivX</text:p>
          </table:table-cell>
          <table:table-cell/>
          <table:table-cell office:value-type="string">
            <text:p>Nicolas Cage</text:p>
          </table:table-cell>
          <table:table-cell table:number-columns-repeated="2"/>
          <table:table-cell office:value-type="string">
            <text:p>Polit-Thriller</text:p>
          </table:table-cell>
          <table:table-cell table:number-columns-repeated="246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Besser geht’s nic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Jack Nickelson, Helen Hunt</text:p>
          </table:table-cell>
          <table:table-cell table:number-columns-repeated="2"/>
          <table:table-cell office:value-type="string">
            <text:p>Liebes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61">
            <text:p>161</text:p>
          </table:table-cell>
          <table:table-cell table:style-name="ce4" office:value-type="string">
            <text:p>Jackie Brown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Samuel L. Jackson, Robert de Niro, Robert Forster, Michael Keaton, Pam Grier, Bridget Fonda</text:p>
          </table:table-cell>
          <table:table-cell table:style-name="ce11" office:value-type="string">
            <text:p>Quentin Tarantino</text:p>
          </table:table-cell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62">
            <text:p>162</text:p>
          </table:table-cell>
          <table:table-cell table:style-name="ce4" office:value-type="string">
            <text:p>Chocolat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ohnny Depp, Juli Dench</text:p>
          </table:table-cell>
          <table:table-cell table:style-name="ce11" office:value-type="string">
            <text:p>Lasse Hallström</text:p>
          </table:table-cell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163">
            <text:p>163</text:p>
          </table:table-cell>
          <table:table-cell table:style-name="ce4" office:value-type="string">
            <text:p>Reine Nervensache (Analyze This)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Robert De Niro, Billy Crystal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64">
            <text:p>164</text:p>
          </table:table-cell>
          <table:table-cell table:style-name="ce4" office:value-type="string">
            <text:p>Fräulein Smilla's gespühr für Schnee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Julia Ormond, Gabriel Byrne, Richard Harris</text:p>
          </table:table-cell>
          <table:table-cell table:style-name="ce11"/>
          <table:table-cell/>
          <table:table-cell table:style-name="ce11" office:value-type="string">
            <text:p>Krimi</text:p>
          </table:table-cell>
          <table:table-cell table:number-columns-repeated="246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Das Vermächtnis der Tempelritt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Nicolas Cage, Diane Kruger</text:p>
          </table:table-cell>
          <table:table-cell table:number-columns-repeated="2"/>
          <table:table-cell office:value-type="string">
            <text:p>Abenteuer</text:p>
          </table:table-cell>
          <table:table-cell table:number-columns-repeated="246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Star Trek 8: Der erste Kontak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Patrick Steward</text:p>
          </table:table-cell>
          <table:table-cell table:number-columns-repeated="2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167">
            <text:p>167</text:p>
          </table:table-cell>
          <table:table-cell table:style-name="ce4" office:value-type="string">
            <text:p>Nix wie raus aus Orange Country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4" office:value-type="string">
            <text:p>Harry Potter 2: -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Daniel Radcliffe</text:p>
          </table:table-cell>
          <table:table-cell table:style-name="ce11"/>
          <table:table-cell/>
          <table:table-cell table:style-name="ce11" office:value-type="string">
            <text:p>Fantasy</text:p>
          </table:table-cell>
          <table:table-cell table:number-columns-repeated="246"/>
        </table:table-row>
        <table:table-row table:style-name="ro1">
          <table:table-cell table:style-name="ce2" office:value-type="float" office:value="169">
            <text:p>169</text:p>
          </table:table-cell>
          <table:table-cell table:style-name="ce4" office:value-type="string">
            <text:p>American Sweetheart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ulia Roberts, John Cusack, Billy Cristal, Catherine Zeta - Jones</text:p>
          </table:table-cell>
          <table:table-cell table:style-name="ce11" office:value-type="string">
            <text:p>Joe Roth</text:p>
          </table:table-cell>
          <table:table-cell/>
          <table:table-cell table:style-name="ce11" office:value-type="string">
            <text:p>Liebeskomödie</text:p>
          </table:table-cell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Aeon Flu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Charlize Therone</text:p>
          </table:table-cell>
          <table:table-cell table:number-columns-repeated="2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171">
            <text:p>171</text:p>
          </table:table-cell>
          <table:table-cell table:style-name="ce4" office:value-type="string">
            <text:p>The Astronauts Wif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ohnny Depp, Charlize Theron</text:p>
          </table:table-cell>
          <table:table-cell table:style-name="ce11"/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Das Leben ist schö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Roberto Bengini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173">
            <text:p>173</text:p>
          </table:table-cell>
          <table:table-cell table:style-name="ce4" office:value-type="string">
            <text:p>Lammbock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Moritz Bleibtreu, Lucas Gregorwicz</text:p>
          </table:table-cell>
          <table:table-cell table:style-name="ce11" office:value-type="string">
            <text:p>Christian Zübert</text:p>
          </table:table-cell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74">
            <text:p>174</text:p>
          </table:table-cell>
          <table:table-cell table:style-name="ce4" office:value-type="string">
            <text:p>Red Drago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Anthony Hopkins, Edward Norton</text:p>
          </table:table-cell>
          <table:table-cell table:style-name="ce11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Star Trek 6: Das unendeckte La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William Shatner</text:p>
          </table:table-cell>
          <table:table-cell office:value-type="string">
            <text:p>Nicholas Meyer</text:p>
          </table:table-cell>
          <table:table-cell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tar Trek 7: Treffen der Generation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Patrick Steward, William Shatner</text:p>
          </table:table-cell>
          <table:table-cell office:value-type="string">
            <text:p>David Carson</text:p>
          </table:table-cell>
          <table:table-cell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Der menschliche Mak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Nicole Kidman, Anthony Hopkins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Ringu: The Ring 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vX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table:style-name="ce2" office:value-type="float" office:value="179">
            <text:p>179</text:p>
          </table:table-cell>
          <table:table-cell table:style-name="ce4" office:value-type="string">
            <text:p>About a Boy (Der Tag an dem die Ente starb)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Hugh Grant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180">
            <text:p>180</text:p>
          </table:table-cell>
          <table:table-cell table:style-name="ce4" office:value-type="string">
            <text:p>American Pi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ason Biggs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Alles auf Zuck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Henry Hübchen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82">
            <text:p>182</text:p>
          </table:table-cell>
          <table:table-cell table:style-name="ce4" office:value-type="string">
            <text:p>Identiti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ohn Cusack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83">
            <text:p>183</text:p>
          </table:table-cell>
          <table:table-cell table:style-name="ce4" office:value-type="string">
            <text:p>Star Wars - Episode 4: Eine neue Hoffnung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Harrison Ford</text:p>
          </table:table-cell>
          <table:table-cell table:style-name="ce11" office:value-type="string">
            <text:p>George Lucas</text:p>
          </table:table-cell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184">
            <text:p>184</text:p>
          </table:table-cell>
          <table:table-cell table:style-name="ce4" office:value-type="string">
            <text:p>Star Wars - Episode 5: Das Imperium schlägt zurück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Harrison Ford</text:p>
          </table:table-cell>
          <table:table-cell table:style-name="ce11" office:value-type="string">
            <text:p>George Lucas</text:p>
          </table:table-cell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185">
            <text:p>185</text:p>
          </table:table-cell>
          <table:table-cell table:style-name="ce4" office:value-type="string">
            <text:p>Star Wars - Episode 6: -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Harrison Ford</text:p>
          </table:table-cell>
          <table:table-cell table:style-name="ce11" office:value-type="string">
            <text:p>George Lucas</text:p>
          </table:table-cell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186">
            <text:p>186</text:p>
          </table:table-cell>
          <table:table-cell table:style-name="ce4" office:value-type="string">
            <text:p>Paycheck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Ben Affleck</text:p>
          </table:table-cell>
          <table:table-cell table:style-name="ce11" office:value-type="string">
            <text:p>John Woo</text:p>
          </table:table-cell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187">
            <text:p>187</text:p>
          </table:table-cell>
          <table:table-cell table:style-name="ce4" office:value-type="string">
            <text:p>Master and Commander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Russel Crow</text:p>
          </table:table-cell>
          <table:table-cell table:style-name="ce11"/>
          <table:table-cell/>
          <table:table-cell table:style-name="ce11" office:value-type="string">
            <text:p>Abenteuer</text:p>
          </table:table-cell>
          <table:table-cell table:number-columns-repeated="246"/>
        </table:table-row>
        <table:table-row table:style-name="ro1">
          <table:table-cell table:style-name="ce2" office:value-type="float" office:value="188">
            <text:p>188</text:p>
          </table:table-cell>
          <table:table-cell table:style-name="ce4" office:value-type="string">
            <text:p>Storytelling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ohn Goodman</text:p>
          </table:table-cell>
          <table:table-cell table:style-name="ce11" office:value-type="string">
            <text:p>Todd Solondz</text:p>
          </table:table-cell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189">
            <text:p>189</text:p>
          </table:table-cell>
          <table:table-cell table:style-name="ce4" office:value-type="string">
            <text:p>Vampire Hunter D - Bloodlust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Manga</text:p>
          </table:table-cell>
          <table:table-cell table:number-columns-repeated="246"/>
        </table:table-row>
        <table:table-row table:style-name="ro1">
          <table:table-cell table:style-name="ce2" office:value-type="float" office:value="190">
            <text:p>190</text:p>
          </table:table-cell>
          <table:table-cell table:style-name="ce4" office:value-type="string">
            <text:p>Vampire Hunter D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Manga</text:p>
          </table:table-cell>
          <table:table-cell table:number-columns-repeated="246"/>
        </table:table-row>
        <table:table-row table:style-name="ro1">
          <table:table-cell table:style-name="ce2" office:value-type="float" office:value="191">
            <text:p>191</text:p>
          </table:table-cell>
          <table:table-cell table:style-name="ce4" office:value-type="string">
            <text:p>The Last Samurai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Tom Cruise</text:p>
          </table:table-cell>
          <table:table-cell table:style-name="ce11" office:value-type="string">
            <text:p>Edward Zwick</text:p>
          </table:table-cell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Hinter dem Horizo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Robin Williams, Cuba Gooding Jr.</text:p>
          </table:table-cell>
          <table:table-cell table:number-columns-repeated="2"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table:style-name="ce2" office:value-type="float" office:value="193">
            <text:p>193</text:p>
          </table:table-cell>
          <table:table-cell table:style-name="ce4" office:value-type="string">
            <text:p>In China essen sie Hund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194">
            <text:p>194</text:p>
          </table:table-cell>
          <table:table-cell table:style-name="ce4" office:value-type="string">
            <text:p>Das Schweigen der Lämmer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Anthony Hopkins, Jodie Foster</text:p>
          </table:table-cell>
          <table:table-cell table:style-name="ce11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95">
            <text:p>195</text:p>
          </table:table-cell>
          <table:table-cell table:style-name="ce4" office:value-type="string">
            <text:p>Wasabi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Jean Reno</text:p>
          </table:table-cell>
          <table:table-cell table:style-name="ce11" office:value-type="string">
            <text:p>Luc Besson</text:p>
          </table:table-cell>
          <table:table-cell/>
          <table:table-cell table:style-name="ce11" office:value-type="string">
            <text:p>Krimi</text:p>
          </table:table-cell>
          <table:table-cell table:number-columns-repeated="246"/>
        </table:table-row>
        <table:table-row table:style-name="ro1">
          <table:table-cell table:style-name="ce2" office:value-type="float" office:value="196">
            <text:p>196</text:p>
          </table:table-cell>
          <table:table-cell table:style-name="ce4" office:value-type="string">
            <text:p>John Q.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Denzel Washington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97">
            <text:p>197</text:p>
          </table:table-cell>
          <table:table-cell table:style-name="ce4" office:value-type="string">
            <text:p>White Line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NAS, DMX, Method Man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198">
            <text:p>198</text:p>
          </table:table-cell>
          <table:table-cell table:style-name="ce4" office:value-type="string">
            <text:p>Rendezvous mit Joe Black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Brad Pitt, Anthony Hopkins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199">
            <text:p>199</text:p>
          </table:table-cell>
          <table:table-cell table:style-name="ce4" office:value-type="string">
            <text:p>The 51st State</text:p>
          </table:table-cell>
          <table:table-cell table:style-name="ce2" office:value-type="float" office:value="2">
            <text:p>2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11" office:value-type="string">
            <text:p>Samuel L. Jackson</text:p>
          </table:table-cell>
          <table:table-cell table:style-name="ce11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4" office:value-type="string">
            <text:p>Star Wars - Episode 1: -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Ewan McGregor</text:p>
          </table:table-cell>
          <table:table-cell table:style-name="ce11" office:value-type="string">
            <text:p>George Lucas</text:p>
          </table:table-cell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201">
            <text:p>201</text:p>
          </table:table-cell>
          <table:table-cell table:style-name="ce4" office:value-type="string">
            <text:p>Undisputed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202">
            <text:p>202</text:p>
          </table:table-cell>
          <table:table-cell table:style-name="ce4" office:value-type="string">
            <text:p>The Brave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Johnny Depp, Marlon Brando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203">
            <text:p>203</text:p>
          </table:table-cell>
          <table:table-cell table:style-name="ce4" office:value-type="string">
            <text:p>Operation Broken Arrow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John Travolta, Chriatian Slater</text:p>
          </table:table-cell>
          <table:table-cell table:style-name="ce11" office:value-type="string">
            <text:p>John Woo</text:p>
          </table:table-cell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204">
            <text:p>204</text:p>
          </table:table-cell>
          <table:table-cell table:style-name="ce4" office:value-type="string">
            <text:p>23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August Diehl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205">
            <text:p>205</text:p>
          </table:table-cell>
          <table:table-cell table:style-name="ce4" office:value-type="string">
            <text:p>007 James Bond: Stirb an einem anderen Tag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Pierce Brosnan</text:p>
          </table:table-cell>
          <table:table-cell table:style-name="ce11"/>
          <table:table-cell/>
          <table:table-cell table:style-name="ce11" office:value-type="string">
            <text:p>Action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06">
            <text:p>206</text:p>
          </table:table-cell>
          <table:table-cell table:style-name="ce4" office:value-type="string">
            <text:p>Der Herr der Ringe: 2. Die zwei Türme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Ian McKellen, Sean Astin, Orlando Bloom, Elijah Wood, Viggo Mortensen, John R. R. Tolkien</text:p>
          </table:table-cell>
          <table:table-cell table:style-name="ce11" office:value-type="string">
            <text:p>Peter Jackson</text:p>
          </table:table-cell>
          <table:table-cell/>
          <table:table-cell table:style-name="ce11" office:value-type="string">
            <text:p>Fantasy</text:p>
          </table:table-cell>
          <table:table-cell table:number-columns-repeated="246"/>
        </table:table-row>
        <table:table-row table:style-name="ro1">
          <table:table-cell table:style-name="ce2" office:value-type="float" office:value="207">
            <text:p>207</text:p>
          </table:table-cell>
          <table:table-cell table:style-name="ce4" office:value-type="string">
            <text:p>Black Hawk Down</text:p>
          </table:table-cell>
          <table:table-cell table:style-name="ce2" office:value-type="float" office:value="3">
            <text:p>3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11" table:number-columns-repeated="2"/>
          <table:table-cell/>
          <table:table-cell table:style-name="ce11" office:value-type="string">
            <text:p>Kriegsfilm</text:p>
          </table:table-cell>
          <table:table-cell table:number-columns-repeated="246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Starship Troope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Interview mit einem Vampi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vX</text:p>
          </table:table-cell>
          <table:table-cell/>
          <table:table-cell office:value-type="string">
            <text:p>Brad Pitt, Tom Cruise</text:p>
          </table:table-cell>
          <table:table-cell table:number-columns-repeated="2"/>
          <table:table-cell office:value-type="string">
            <text:p>Vampirfilm</text:p>
          </table:table-cell>
          <table:table-cell table:number-columns-repeated="246"/>
        </table:table-row>
        <table:table-row table:style-name="ro1">
          <table:table-cell table:style-name="ce2" office:value-type="float" office:value="210">
            <text:p>210</text:p>
          </table:table-cell>
          <table:table-cell table:style-name="ce4" office:value-type="string">
            <text:p>Die Mothman Prophezeihung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Richard Gere</text:p>
          </table:table-cell>
          <table:table-cell table:style-name="ce11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11">
            <text:p>211</text:p>
          </table:table-cell>
          <table:table-cell table:style-name="ce4" office:value-type="string">
            <text:p>Tränen der Sonne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Bruce Willis</text:p>
          </table:table-cell>
          <table:table-cell table:style-name="ce11"/>
          <table:table-cell/>
          <table:table-cell table:style-name="ce11" office:value-type="string">
            <text:p>Kriegsfilm</text:p>
          </table:table-cell>
          <table:table-cell table:number-columns-repeated="246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4" office:value-type="string">
            <text:p>8 Mil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Eminem</text:p>
          </table:table-cell>
          <table:table-cell table:style-name="ce11"/>
          <table:table-cell/>
          <table:table-cell table:style-name="ce11" office:value-type="string">
            <text:p>Roadmovie</text:p>
          </table:table-cell>
          <table:table-cell table:number-columns-repeated="246"/>
        </table:table-row>
        <table:table-row table:style-name="ro1">
          <table:table-cell table:style-name="ce2" office:value-type="float" office:value="213">
            <text:p>213</text:p>
          </table:table-cell>
          <table:table-cell table:style-name="ce4" office:value-type="string">
            <text:p>Pearl Harbor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Ben Affleck, Cuba Gooding Jr., Josh Hartnett</text:p>
          </table:table-cell>
          <table:table-cell table:style-name="ce11" office:value-type="string">
            <text:p>Michael Bay</text:p>
          </table:table-cell>
          <table:table-cell/>
          <table:table-cell table:style-name="ce11" office:value-type="string">
            <text:p>Kriegsfilm</text:p>
          </table:table-cell>
          <table:table-cell table:number-columns-repeated="246"/>
        </table:table-row>
        <table:table-row table:style-name="ro1">
          <table:table-cell table:style-name="ce2" office:value-type="float" office:value="214">
            <text:p>214</text:p>
          </table:table-cell>
          <table:table-cell table:style-name="ce4" office:value-type="string">
            <text:p>Heavy Metal: F.A.K.K. 2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Comic</text:p>
          </table:table-cell>
          <table:table-cell table:number-columns-repeated="246"/>
        </table:table-row>
        <table:table-row table:style-name="ro1">
          <table:table-cell table:style-name="ce2" office:value-type="float" office:value="215">
            <text:p>215</text:p>
          </table:table-cell>
          <table:table-cell table:style-name="ce4" office:value-type="string">
            <text:p>Shang High Knights</text:p>
          </table:table-cell>
          <table:table-cell table:style-name="ce2" office:value-type="float" office:value="2">
            <text:p>2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11" office:value-type="string">
            <text:p>Jackie Chan, Owen Wilson</text:p>
          </table:table-cell>
          <table:table-cell table:style-name="ce11" office:value-type="string">
            <text:p>Jackie Chan</text:p>
          </table:table-cell>
          <table:table-cell/>
          <table:table-cell table:style-name="ce11" office:value-type="string">
            <text:p>Action 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216">
            <text:p>216</text:p>
          </table:table-cell>
          <table:table-cell table:style-name="ce4" office:value-type="string">
            <text:p>Ghostship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/>
          <table:table-cell table:style-name="ce11" office:value-type="string">
            <text:p>Wackowski Brüder</text:p>
          </table:table-cell>
          <table:table-cell/>
          <table:table-cell table:style-name="ce11" office:value-type="string">
            <text:p>Horror</text:p>
          </table:table-cell>
          <table:table-cell table:number-columns-repeated="246"/>
        </table:table-row>
        <table:table-row table:style-name="ro1">
          <table:table-cell table:style-name="ce2" office:value-type="float" office:value="217">
            <text:p>217</text:p>
          </table:table-cell>
          <table:table-cell table:style-name="ce4" office:value-type="string">
            <text:p>Herrschaft des Feuer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Fantasy</text:p>
          </table:table-cell>
          <table:table-cell table:number-columns-repeated="246"/>
        </table:table-row>
        <table:table-row table:style-name="ro1">
          <table:table-cell table:style-name="ce2" office:value-type="float" office:value="218">
            <text:p>218</text:p>
          </table:table-cell>
          <table:table-cell table:style-name="ce4" office:value-type="string">
            <text:p>The Hours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Nicole Kidman, Julianne Moore, Meryl Streep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219">
            <text:p>219</text:p>
          </table:table-cell>
          <table:table-cell table:style-name="ce4" office:value-type="string">
            <text:p>Catch me, if you can</text:p>
          </table:table-cell>
          <table:table-cell table:style-name="ce2" office:value-type="float" office:value="3">
            <text:p>3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11" office:value-type="string">
            <text:p>Leonardo Di Caprio, Tom Hanks</text:p>
          </table:table-cell>
          <table:table-cell table:style-name="ce11" office:value-type="string">
            <text:p>Steven Spielberg</text:p>
          </table:table-cell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Jarhead – Willkommen im Dreck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Jamie Fox</text:p>
          </table:table-cell>
          <table:table-cell table:number-columns-repeated="2"/>
          <table:table-cell office:value-type="string">
            <text:p>Kriegsfilm</text:p>
          </table:table-cell>
          <table:table-cell table:number-columns-repeated="246"/>
        </table:table-row>
        <table:table-row table:style-name="ro1">
          <table:table-cell table:style-name="ce2" office:value-type="float" office:value="221">
            <text:p>221</text:p>
          </table:table-cell>
          <table:table-cell table:style-name="ce4" office:value-type="string">
            <text:p>Ringu: The Ring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22">
            <text:p>222</text:p>
          </table:table-cell>
          <table:table-cell table:style-name="ce4" office:value-type="string">
            <text:p>Star Trek 10: Nemesis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Patrick Steward, Branton Spinner</text:p>
          </table:table-cell>
          <table:table-cell table:style-name="ce11"/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Ghost in the Shell – Stand Alone Complex [1/8]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Manga</text:p>
          </table:table-cell>
          <table:table-cell table:number-columns-repeated="246"/>
        </table:table-row>
        <table:table-row table:style-name="ro1">
          <table:table-cell table:style-name="ce2" office:value-type="float" office:value="224">
            <text:p>224</text:p>
          </table:table-cell>
          <table:table-cell table:style-name="ce4" office:value-type="string">
            <text:p>Desperado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Quentin Tarantino, Antonio Banderas, Robert Rodriguez</text:p>
          </table:table-cell>
          <table:table-cell table:style-name="ce11" office:value-type="string">
            <text:p>Robert Rodriguez, Quentin Tarantino</text:p>
          </table:table-cell>
          <table:table-cell/>
          <table:table-cell table:style-name="ce11" office:value-type="string">
            <text:p>Action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25">
            <text:p>225</text:p>
          </table:table-cell>
          <table:table-cell table:style-name="ce4" office:value-type="string">
            <text:p>El Mariachi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Carlos Gallardo, Consuelo Gómez, Peter Marquardt</text:p>
          </table:table-cell>
          <table:table-cell table:style-name="ce11" office:value-type="string">
            <text:p>Robert Rodriguez</text:p>
          </table:table-cell>
          <table:table-cell/>
          <table:table-cell table:style-name="ce11" office:value-type="string">
            <text:p>Action Thriller</text:p>
          </table:table-cell>
          <table:table-cell table:number-columns-repeated="246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Dick und Jan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Jim Carray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227">
            <text:p>227</text:p>
          </table:table-cell>
          <table:table-cell table:style-name="ce4" office:value-type="string">
            <text:p>Very Bad Thing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Cameron Diaz, Christian Slater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228">
            <text:p>228</text:p>
          </table:table-cell>
          <table:table-cell table:style-name="ce4" office:value-type="string">
            <text:p>Gilbert Grape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Johnny Depp, Juliette Lewis</text:p>
          </table:table-cell>
          <table:table-cell table:style-name="ce11" office:value-type="string">
            <text:p>Lasse Hallström</text:p>
          </table:table-cell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229">
            <text:p>229</text:p>
          </table:table-cell>
          <table:table-cell table:style-name="ce4" office:value-type="string">
            <text:p>Benny &amp; Joon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Johnny Depp, Mary Stuart Masterson, Aidan Quinn</text:p>
          </table:table-cell>
          <table:table-cell table:style-name="ce11" office:value-type="string">
            <text:p>Jeremiah Chechik</text:p>
          </table:table-cell>
          <table:table-cell/>
          <table:table-cell table:style-name="ce11" office:value-type="string">
            <text:p>Liebes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230">
            <text:p>230</text:p>
          </table:table-cell>
          <table:table-cell table:style-name="ce4" office:value-type="string">
            <text:p>Bone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Snoop Doggy Dog</text:p>
          </table:table-cell>
          <table:table-cell table:style-name="ce11"/>
          <table:table-cell/>
          <table:table-cell table:style-name="ce11"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Die Legende von Bagger Va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Will Smith, Matt Damon, Charlize Theron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232">
            <text:p>232</text:p>
          </table:table-cell>
          <table:table-cell table:style-name="ce4" office:value-type="string">
            <text:p>Anatomie 2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office:value-type="string">
            <text:p>Franka Potente</text:p>
          </table:table-cell>
          <table:table-cell table:style-name="ce11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33">
            <text:p>233</text:p>
          </table:table-cell>
          <table:table-cell table:style-name="ce4" office:value-type="string">
            <text:p>Bowling for Columbin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number-columns-repeated="2" table:style-name="ce11" office:value-type="string">
            <text:p>Michael Moore</text:p>
          </table:table-cell>
          <table:table-cell/>
          <table:table-cell table:style-name="ce11" office:value-type="string">
            <text:p>Doku Movie</text:p>
          </table:table-cell>
          <table:table-cell table:number-columns-repeated="246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Der Exorzismus der Emely Ro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vX</text:p>
          </table:table-cell>
          <table:table-cell table:number-columns-repeated="4"/>
          <table:table-cell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35">
            <text:p>235</text:p>
          </table:table-cell>
          <table:table-cell table:style-name="ce4" office:value-type="string">
            <text:p>I Spy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Eddi Murphy, Owen Wilson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Zurück in die Zukunft 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Michael J. Fox, Christopher Lloyd</text:p>
          </table:table-cell>
          <table:table-cell office:value-type="string">
            <text:p>Steven Spielberg</text:p>
          </table:table-cell>
          <table:table-cell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Zurück in die Zukunft 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Michael J. Fox, Christopher Lloyd</text:p>
          </table:table-cell>
          <table:table-cell office:value-type="string">
            <text:p>Steven Spielberg</text:p>
          </table:table-cell>
          <table:table-cell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238">
            <text:p>238</text:p>
          </table:table-cell>
          <table:table-cell table:style-name="ce4" office:value-type="string">
            <text:p>Moulin Roug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Nicole Kidman</text:p>
          </table:table-cell>
          <table:table-cell table:style-name="ce11"/>
          <table:table-cell/>
          <table:table-cell table:style-name="ce11" office:value-type="string">
            <text:p>Musical</text:p>
          </table:table-cell>
          <table:table-cell table:number-columns-repeated="246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Zurück in die Zukunft 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Michael J. Fox, Christopher Lloyd</text:p>
          </table:table-cell>
          <table:table-cell office:value-type="string">
            <text:p>Steven Spielberg</text:p>
          </table:table-cell>
          <table:table-cell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240">
            <text:p>240</text:p>
          </table:table-cell>
          <table:table-cell table:style-name="ce4" office:value-type="string">
            <text:p>24 Stunden Angst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41">
            <text:p>241</text:p>
          </table:table-cell>
          <table:table-cell table:style-name="ce4" office:value-type="string">
            <text:p>Bang Boom Bang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242">
            <text:p>242</text:p>
          </table:table-cell>
          <table:table-cell table:style-name="ce4" office:value-type="string">
            <text:p>Good bye Lenin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243">
            <text:p>243</text:p>
          </table:table-cell>
          <table:table-cell table:style-name="ce4" office:value-type="string">
            <text:p>Söldner des Todes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Stuart Whitman, Laura Gemser</text:p>
          </table:table-cell>
          <table:table-cell table:style-name="ce11"/>
          <table:table-cell/>
          <table:table-cell table:style-name="ce11" office:value-type="string">
            <text:p>Abenteuer</text:p>
          </table:table-cell>
          <table:table-cell table:number-columns-repeated="246"/>
        </table:table-row>
        <table:table-row table:style-name="ro1">
          <table:table-cell table:style-name="ce2" office:value-type="float" office:value="244">
            <text:p>244</text:p>
          </table:table-cell>
          <table:table-cell table:style-name="ce4" office:value-type="string">
            <text:p>The Cub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45">
            <text:p>245</text:p>
          </table:table-cell>
          <table:table-cell table:style-name="ce4" office:value-type="string">
            <text:p>Der Herr der Ringe: 3. Die Rückkehr des Königs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Ian McKellen, Sean Astin, Orlando Bloom, Elijah Wood, Viggo Mortensen, John R. R. Tolkien</text:p>
          </table:table-cell>
          <table:table-cell table:style-name="ce11" office:value-type="string">
            <text:p>Peter Jackson</text:p>
          </table:table-cell>
          <table:table-cell/>
          <table:table-cell table:style-name="ce11" office:value-type="string">
            <text:p>Fantasy</text:p>
          </table:table-cell>
          <table:table-cell table:number-columns-repeated="246"/>
        </table:table-row>
        <table:table-row table:style-name="ro1">
          <table:table-cell table:style-name="ce2" office:value-type="float" office:value="246">
            <text:p>246</text:p>
          </table:table-cell>
          <table:table-cell table:style-name="ce4" office:value-type="string">
            <text:p>Was Frauen wolle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Mel Gibson, Helen Hunt</text:p>
          </table:table-cell>
          <table:table-cell table:style-name="ce11"/>
          <table:table-cell/>
          <table:table-cell table:style-name="ce11" office:value-type="string">
            <text:p>Liebes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247">
            <text:p>247</text:p>
          </table:table-cell>
          <table:table-cell table:style-name="ce4" office:value-type="string">
            <text:p>25 Stunden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Edward Norton</text:p>
          </table:table-cell>
          <table:table-cell table:style-name="ce11" office:value-type="string">
            <text:p>Spike Lee</text:p>
          </table:table-cell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48">
            <text:p>248</text:p>
          </table:table-cell>
          <table:table-cell table:style-name="ce4" office:value-type="string">
            <text:p>Das Relikt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Robo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2"/>
          <table:table-cell office:value-type="string">
            <text:p>Pixar Studios</text:p>
          </table:table-cell>
          <table:table-cell/>
          <table:table-cell office:value-type="string">
            <text:p>Animation</text:p>
          </table:table-cell>
          <table:table-cell table:number-columns-repeated="246"/>
        </table:table-row>
        <table:table-row table:style-name="ro1">
          <table:table-cell table:style-name="ce2" office:value-type="float" office:value="250">
            <text:p>250</text:p>
          </table:table-cell>
          <table:table-cell table:style-name="ce4" office:value-type="string">
            <text:p>Freddy Vs. Jason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Horror</text:p>
          </table:table-cell>
          <table:table-cell table:number-columns-repeated="246"/>
        </table:table-row>
        <table:table-row table:style-name="ro1">
          <table:table-cell table:style-name="ce2" office:value-type="float" office:value="251">
            <text:p>251</text:p>
          </table:table-cell>
          <table:table-cell table:style-name="ce4" office:value-type="string">
            <text:p>Honogurai mizu no soko kara aka Dark Water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52">
            <text:p>252</text:p>
          </table:table-cell>
          <table:table-cell table:style-name="ce4" office:value-type="string">
            <text:p>Voll Frontal - Das ganze Leben ist ein Film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ulia Roberts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Event Horizon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Laurenz Fishburne, Sam Neill, Kathleen Quinlan, Joely Richardson</text:p>
          </table:table-cell>
          <table:table-cell office:value-type="string">
            <text:p>Paul Anderon</text:p>
          </table:table-cell>
          <table:table-cell office:value-type="string">
            <text:p>Lawrence Gordon, Lloyd Levin, Jeremy Bolt</text:p>
          </table:table-cell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ission Impossible 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Tom Cruise</text:p>
          </table:table-cell>
          <table:table-cell table:number-columns-repeated="2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255">
            <text:p>255</text:p>
          </table:table-cell>
          <table:table-cell table:style-name="ce4" office:value-type="string">
            <text:p>Track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Krimi</text:p>
          </table:table-cell>
          <table:table-cell table:number-columns-repeated="246"/>
        </table:table-row>
        <table:table-row table:style-name="ro1">
          <table:table-cell table:style-name="ce2" office:value-type="float" office:value="256">
            <text:p>256</text:p>
          </table:table-cell>
          <table:table-cell table:style-name="ce4" office:value-type="string">
            <text:p>Aufgelegt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Meg Ryan, Diane Keaton, Lisa Kudrow, Walther Mathau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257">
            <text:p>257</text:p>
          </table:table-cell>
          <table:table-cell table:style-name="ce4" office:value-type="string">
            <text:p>Big Mama's Hau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Martin Lawrence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King Ko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viD</text:p>
          </table:table-cell>
          <table:table-cell table:number-columns-repeated="2"/>
          <table:table-cell office:value-type="string">
            <text:p>Peter Jackson</text:p>
          </table:table-cell>
          <table:table-cell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259">
            <text:p>259</text:p>
          </table:table-cell>
          <table:table-cell table:style-name="ce4" office:value-type="string">
            <text:p>Mr. Deed'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Adam Sandler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260">
            <text:p>260</text:p>
          </table:table-cell>
          <table:table-cell table:style-name="ce4" office:value-type="string">
            <text:p>7 Jahre in Tibet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Brad Pitt, David Thewilis</text:p>
          </table:table-cell>
          <table:table-cell table:style-name="ce11"/>
          <table:table-cell/>
          <table:table-cell table:style-name="ce11" office:value-type="string">
            <text:p>Abenteuer</text:p>
          </table:table-cell>
          <table:table-cell table:number-columns-repeated="246"/>
        </table:table-row>
        <table:table-row table:style-name="ro1">
          <table:table-cell table:style-name="ce2" office:value-type="float" office:value="261">
            <text:p>261</text:p>
          </table:table-cell>
          <table:table-cell table:style-name="ce4" office:value-type="string">
            <text:p>Der Sturm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George Clooney, Mark Wahlberg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The Other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ivX</text:p>
          </table:table-cell>
          <table:table-cell/>
          <table:table-cell office:value-type="string">
            <text:p>Nicole Kidman</text:p>
          </table:table-cell>
          <table:table-cell table:number-columns-repeated="2"/>
          <table:table-cell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63">
            <text:p>263</text:p>
          </table:table-cell>
          <table:table-cell table:style-name="ce4" office:value-type="string">
            <text:p>Full Metal Jacket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Matthew Modine, Adam Baldwin</text:p>
          </table:table-cell>
          <table:table-cell table:style-name="ce11" office:value-type="string">
            <text:p>Stanley Kubrick</text:p>
          </table:table-cell>
          <table:table-cell office:value-type="string">
            <text:p>Stanley Kubrick</text:p>
          </table:table-cell>
          <table:table-cell table:style-name="ce11" office:value-type="string">
            <text:p>Kriegsfilm</text:p>
          </table:table-cell>
          <table:table-cell table:number-columns-repeated="246"/>
        </table:table-row>
        <table:table-row table:style-name="ro1">
          <table:table-cell table:style-name="ce2" office:value-type="float" office:value="264">
            <text:p>264</text:p>
          </table:table-cell>
          <table:table-cell table:style-name="ce4" office:value-type="string">
            <text:p>Das weisse Rauschen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Daniel Brühl, Anabelle Lachatte</text:p>
          </table:table-cell>
          <table:table-cell table:style-name="ce11" office:value-type="string">
            <text:p>Hans Weingartner</text:p>
          </table:table-cell>
          <table:table-cell/>
          <table:table-cell table:style-name="ce11" office:value-type="string">
            <text:p>Drogenfilm</text:p>
          </table:table-cell>
          <table:table-cell table:number-columns-repeated="246"/>
        </table:table-row>
        <table:table-row table:style-name="ro1">
          <table:table-cell table:style-name="ce2" office:value-type="float" office:value="265">
            <text:p>265</text:p>
          </table:table-cell>
          <table:table-cell table:style-name="ce4" office:value-type="string">
            <text:p>SWAT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LL Cool J, Samuel L. Jackson</text:p>
          </table:table-cell>
          <table:table-cell table:style-name="ce11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Shrek der Drit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vX</text:p>
          </table:table-cell>
          <table:table-cell table:number-columns-repeated="4"/>
          <table:table-cell office:value-type="string">
            <text:p>Animation</text:p>
          </table:table-cell>
          <table:table-cell table:number-columns-repeated="246"/>
        </table:table-row>
        <table:table-row table:style-name="ro1">
          <table:table-cell table:style-name="ce2" office:value-type="float" office:value="267">
            <text:p>267</text:p>
          </table:table-cell>
          <table:table-cell table:style-name="ce4" office:value-type="string">
            <text:p>The Cor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268">
            <text:p>268</text:p>
          </table:table-cell>
          <table:table-cell table:style-name="ce4" office:value-type="string">
            <text:p>Pluto Nash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Eddi Murphy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269">
            <text:p>269</text:p>
          </table:table-cell>
          <table:table-cell table:style-name="ce4" office:value-type="string">
            <text:p>Dare Devil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Ben Affleck</text:p>
          </table:table-cell>
          <table:table-cell table:style-name="ce11"/>
          <table:table-cell/>
          <table:table-cell table:style-name="ce11" office:value-type="string">
            <text:p>Comic Movie</text:p>
          </table:table-cell>
          <table:table-cell table:number-columns-repeated="246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Spy Game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Brad Pitt, Robert Redford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Alien 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Sigourney Weaver</text:p>
          </table:table-cell>
          <table:table-cell office:value-type="string">
            <text:p>David Fincher</text:p>
          </table:table-cell>
          <table:table-cell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272">
            <text:p>272</text:p>
          </table:table-cell>
          <table:table-cell table:style-name="ce4" office:value-type="string">
            <text:p>Beverly Hills Cop 3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Eddi Murphy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273">
            <text:p>273</text:p>
          </table:table-cell>
          <table:table-cell table:style-name="ce4" office:value-type="string">
            <text:p>The Matrix: Reloaded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Keanu Reeves</text:p>
          </table:table-cell>
          <table:table-cell table:style-name="ce11" office:value-type="string">
            <text:p>Wackowski Brüder</text:p>
          </table:table-cell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274">
            <text:p>274</text:p>
          </table:table-cell>
          <table:table-cell table:style-name="ce4" office:value-type="string">
            <text:p>Der Fluch von Darkness Falls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75">
            <text:p>275</text:p>
          </table:table-cell>
          <table:table-cell table:style-name="ce4" office:value-type="string">
            <text:p>Johnny English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Roan Atkinson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Alien 2: Die Rückkeh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Sigourney Weaver</text:p>
          </table:table-cell>
          <table:table-cell table:number-columns-repeated="2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Team Americ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Animation</text:p>
          </table:table-cell>
          <table:table-cell table:number-columns-repeated="246"/>
        </table:table-row>
        <table:table-row table:style-name="ro1">
          <table:table-cell table:style-name="ce2" office:value-type="float" office:value="278">
            <text:p>278</text:p>
          </table:table-cell>
          <table:table-cell table:style-name="ce4" office:value-type="string">
            <text:p>X-Men 2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Patrick Steward, Ian McKellen</text:p>
          </table:table-cell>
          <table:table-cell table:style-name="ce11"/>
          <table:table-cell/>
          <table:table-cell table:style-name="ce11" office:value-type="string">
            <text:p>Comic Movie</text:p>
          </table:table-cell>
          <table:table-cell table:number-columns-repeated="246"/>
        </table:table-row>
        <table:table-row table:style-name="ro1">
          <table:table-cell table:style-name="ce2" office:value-type="float" office:value="279">
            <text:p>279</text:p>
          </table:table-cell>
          <table:table-cell table:style-name="ce4" office:value-type="string">
            <text:p>The Green Mile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office:value-type="string">
            <text:p>Tom Hanks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The Ga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Michael Douglas, Sean Penn</text:p>
          </table:table-cell>
          <table:table-cell office:value-type="string">
            <text:p>David Fincher</text:p>
          </table:table-cell>
          <table:table-cell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81">
            <text:p>281</text:p>
          </table:table-cell>
          <table:table-cell table:style-name="ce4" office:value-type="string">
            <text:p>Das 5. Element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Bruce Willis</text:p>
          </table:table-cell>
          <table:table-cell table:style-name="ce11"/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282">
            <text:p>282</text:p>
          </table:table-cell>
          <table:table-cell table:style-name="ce4" office:value-type="string">
            <text:p>Nirgendwo in Afrika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283">
            <text:p>283</text:p>
          </table:table-cell>
          <table:table-cell table:style-name="ce4" office:value-type="string">
            <text:p>Solari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George Clooney</text:p>
          </table:table-cell>
          <table:table-cell table:style-name="ce11"/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284">
            <text:p>284</text:p>
          </table:table-cell>
          <table:table-cell table:style-name="ce4" office:value-type="string">
            <text:p>Taxi Taxi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/>
          <table:table-cell table:style-name="ce11" office:value-type="string">
            <text:p>Luc Besson</text:p>
          </table:table-cell>
          <table:table-cell/>
          <table:table-cell table:style-name="ce11" office:value-type="string">
            <text:p>Action Komödie</text:p>
          </table:table-cell>
          <table:table-cell table:number-columns-repeated="246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Unleash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Jet Lee</text:p>
          </table:table-cell>
          <table:table-cell table:number-columns-repeated="2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Schlaflos in Seattl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Meg Ryan, Tom Hanks</text:p>
          </table:table-cell>
          <table:table-cell table:number-columns-repeated="2"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table:style-name="ce2" office:value-type="float" office:value="287">
            <text:p>287</text:p>
          </table:table-cell>
          <table:table-cell table:style-name="ce4" office:value-type="string">
            <text:p>Evolutio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David Duchovny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panglis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Adam Sandler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289">
            <text:p>289</text:p>
          </table:table-cell>
          <table:table-cell table:style-name="ce4" office:value-type="string">
            <text:p>Vanilla Sky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Tom Cruise, Cameron Diaz, Penelope Cruz</text:p>
          </table:table-cell>
          <table:table-cell table:style-name="ce11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90">
            <text:p>290</text:p>
          </table:table-cell>
          <table:table-cell table:style-name="ce4" office:value-type="string">
            <text:p>Der Schakal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Bruce Willis, Richard Gere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91">
            <text:p>291</text:p>
          </table:table-cell>
          <table:table-cell table:style-name="ce4" office:value-type="string">
            <text:p>Below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92">
            <text:p>292</text:p>
          </table:table-cell>
          <table:table-cell table:style-name="ce4" office:value-type="string">
            <text:p>Soloalbum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/>
          <table:table-cell table:style-name="ce11" office:value-type="string">
            <text:p>Matthias Schweighöfer, Nora Tschirner, Oliver K. Wnuk, Christian Näthe, Leander Haussmann, Thomas D. (Fanta 4), Sandy (No Angels)</text:p>
          </table:table-cell>
          <table:table-cell table:style-name="ce11" office:value-type="string">
            <text:p>Gregor Schnitzer</text:p>
          </table:table-cell>
          <table:table-cell/>
          <table:table-cell table:style-name="ce11" office:value-type="string">
            <text:p>Liebesfilm</text:p>
          </table:table-cell>
          <table:table-cell table:number-columns-repeated="246"/>
        </table:table-row>
        <table:table-row table:style-name="ro1">
          <table:table-cell table:style-name="ce2" office:value-type="float" office:value="293">
            <text:p>293</text:p>
          </table:table-cell>
          <table:table-cell table:style-name="ce4" office:value-type="string">
            <text:p>Bruce Allmächtig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office:value-type="string">
            <text:p>Jim Carray, Morgan Freeman, Jennifer Aniston</text:p>
          </table:table-cell>
          <table:table-cell table:style-name="ce11" office:value-type="string">
            <text:p>Tom Shadyac</text:p>
          </table:table-cell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294">
            <text:p>294</text:p>
          </table:table-cell>
          <table:table-cell table:style-name="ce4" office:value-type="string">
            <text:p>Born to di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et Li, DMX, Cradle to the grave</text:p>
          </table:table-cell>
          <table:table-cell table:style-name="ce11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Serenity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296">
            <text:p>296</text:p>
          </table:table-cell>
          <table:table-cell table:style-name="ce4" office:value-type="string">
            <text:p>Rider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297">
            <text:p>297</text:p>
          </table:table-cell>
          <table:table-cell table:style-name="ce4" office:value-type="string">
            <text:p>City of God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298">
            <text:p>298</text:p>
          </table:table-cell>
          <table:table-cell table:style-name="ce4" office:value-type="string">
            <text:p>Ringu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299">
            <text:p>299</text:p>
          </table:table-cell>
          <table:table-cell table:style-name="ce4" office:value-type="string">
            <text:p>28 Days later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arry Potter 4: Harry Potter und der Feuerkelch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Fantasy</text:p>
          </table:table-cell>
          <table:table-cell table:number-columns-repeated="246"/>
        </table:table-row>
        <table:table-row table:style-name="ro1">
          <table:table-cell table:style-name="ce2" office:value-type="float" office:value="301">
            <text:p>301</text:p>
          </table:table-cell>
          <table:table-cell table:style-name="ce4" office:value-type="string">
            <text:p>Dark Blue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office:value-type="string">
            <text:p>Kurt Russel</text:p>
          </table:table-cell>
          <table:table-cell table:style-name="ce11"/>
          <table:table-cell/>
          <table:table-cell table:style-name="ce11" office:value-type="string">
            <text:p>Krimi</text:p>
          </table:table-cell>
          <table:table-cell table:number-columns-repeated="246"/>
        </table:table-row>
        <table:table-row table:style-name="ro1">
          <table:table-cell table:style-name="ce2" office:value-type="float" office:value="302">
            <text:p>302</text:p>
          </table:table-cell>
          <table:table-cell table:style-name="ce4" office:value-type="string">
            <text:p>Hero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Jet Lee</text:p>
          </table:table-cell>
          <table:table-cell table:style-name="ce11" office:value-type="string">
            <text:p>Zhang Yimou</text:p>
          </table:table-cell>
          <table:table-cell/>
          <table:table-cell table:style-name="ce11" office:value-type="string">
            <text:p>Eastern</text:p>
          </table:table-cell>
          <table:table-cell table:number-columns-repeated="246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Kopfgel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Mel Gibson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304">
            <text:p>304</text:p>
          </table:table-cell>
          <table:table-cell table:style-name="ce4" office:value-type="string">
            <text:p>Dreamcatcher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Morgan Freeman</text:p>
          </table:table-cell>
          <table:table-cell table:style-name="ce11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305">
            <text:p>305</text:p>
          </table:table-cell>
          <table:table-cell table:style-name="ce4" office:value-type="string">
            <text:p>Equilibrium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Christian Bale</text:p>
          </table:table-cell>
          <table:table-cell table:style-name="ce11"/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306">
            <text:p>306</text:p>
          </table:table-cell>
          <table:table-cell table:style-name="ce4" office:value-type="string">
            <text:p>Requiem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307">
            <text:p>307</text:p>
          </table:table-cell>
          <table:table-cell table:style-name="ce4" office:value-type="string">
            <text:p>Der 13te Krieger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Antonio Banderas</text:p>
          </table:table-cell>
          <table:table-cell table:style-name="ce11"/>
          <table:table-cell/>
          <table:table-cell table:style-name="ce11" office:value-type="string">
            <text:p>Fantasy</text:p>
          </table:table-cell>
          <table:table-cell table:number-columns-repeated="246"/>
        </table:table-row>
        <table:table-row table:style-name="ro1">
          <table:table-cell table:style-name="ce2" office:value-type="float" office:value="308">
            <text:p>308</text:p>
          </table:table-cell>
          <table:table-cell table:style-name="ce4" office:value-type="string">
            <text:p>Ninja Scroll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Manga</text:p>
          </table:table-cell>
          <table:table-cell table:number-columns-repeated="246"/>
        </table:table-row>
        <table:table-row table:style-name="ro1">
          <table:table-cell table:style-name="ce2" office:value-type="float" office:value="309">
            <text:p>309</text:p>
          </table:table-cell>
          <table:table-cell table:style-name="ce4" office:value-type="string">
            <text:p>The Gathering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Christina Ricci</text:p>
          </table:table-cell>
          <table:table-cell table:style-name="ce11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310">
            <text:p>310</text:p>
          </table:table-cell>
          <table:table-cell table:style-name="ce4" office:value-type="string">
            <text:p>101 Reykjavik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11">
            <text:p>311</text:p>
          </table:table-cell>
          <table:table-cell table:style-name="ce4" office:value-type="string">
            <text:p>Terminator 3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Arnold Schwarzenegger</text:p>
          </table:table-cell>
          <table:table-cell table:style-name="ce11"/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Asterix und Kleopatra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Comic</text:p>
          </table:table-cell>
          <table:table-cell table:number-columns-repeated="246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IQ – Liebe ist relati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Meg Ryan</text:p>
          </table:table-cell>
          <table:table-cell table:number-columns-repeated="2"/>
          <table:table-cell office:value-type="string">
            <text:p>Liebes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14">
            <text:p>314</text:p>
          </table:table-cell>
          <table:table-cell table:style-name="ce4" office:value-type="string">
            <text:p>Fluch der Karibik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Johnny Depp, Orlando Bloom</text:p>
          </table:table-cell>
          <table:table-cell table:style-name="ce11"/>
          <table:table-cell/>
          <table:table-cell table:style-name="ce11" office:value-type="string">
            <text:p>Abenteuer</text:p>
          </table:table-cell>
          <table:table-cell table:number-columns-repeated="246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Hitc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Will Smith, Kevin James</text:p>
          </table:table-cell>
          <table:table-cell table:number-columns-repeated="2"/>
          <table:table-cell office:value-type="string">
            <text:p>Liebes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16">
            <text:p>316</text:p>
          </table:table-cell>
          <table:table-cell table:style-name="ce4" office:value-type="string">
            <text:p>Ein Chef zum verliebe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Sandra Bullock, Hugh Grant</text:p>
          </table:table-cell>
          <table:table-cell table:style-name="ce11"/>
          <table:table-cell/>
          <table:table-cell table:style-name="ce11" office:value-type="string">
            <text:p>Liebes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17">
            <text:p>317</text:p>
          </table:table-cell>
          <table:table-cell table:style-name="ce4" office:value-type="string">
            <text:p>Sweet Home Alabama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Reese Whitherspoon</text:p>
          </table:table-cell>
          <table:table-cell table:style-name="ce11"/>
          <table:table-cell/>
          <table:table-cell table:style-name="ce11" office:value-type="string">
            <text:p>Liebesfilm</text:p>
          </table:table-cell>
          <table:table-cell table:number-columns-repeated="246"/>
        </table:table-row>
        <table:table-row table:style-name="ro1">
          <table:table-cell table:style-name="ce2" office:value-type="float" office:value="318">
            <text:p>318</text:p>
          </table:table-cell>
          <table:table-cell table:style-name="ce4" office:value-type="string">
            <text:p>Chicago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Richard Gere, Renée Zellweger</text:p>
          </table:table-cell>
          <table:table-cell table:style-name="ce11"/>
          <table:table-cell/>
          <table:table-cell table:style-name="ce11" office:value-type="string">
            <text:p>Musical</text:p>
          </table:table-cell>
          <table:table-cell table:number-columns-repeated="246"/>
        </table:table-row>
        <table:table-row table:style-name="ro1">
          <table:table-cell table:style-name="ce2" office:value-type="float" office:value="319">
            <text:p>319</text:p>
          </table:table-cell>
          <table:table-cell table:style-name="ce4" office:value-type="string">
            <text:p>Wie werde ich ihn los - in 10 Tagen?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Kate Hudson, Matthew McConaughey</text:p>
          </table:table-cell>
          <table:table-cell table:style-name="ce11"/>
          <table:table-cell/>
          <table:table-cell table:style-name="ce11" office:value-type="string">
            <text:p>Liebeskomödie</text:p>
          </table:table-cell>
          <table:table-cell table:number-columns-repeated="246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Die Reise der Pinguine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Doku Movie</text:p>
          </table:table-cell>
          <table:table-cell table:number-columns-repeated="246"/>
        </table:table-row>
        <table:table-row table:style-name="ro1">
          <table:table-cell table:style-name="ce2" office:value-type="float" office:value="321">
            <text:p>321</text:p>
          </table:table-cell>
          <table:table-cell table:style-name="ce4" office:value-type="string">
            <text:p>Spezies 2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322">
            <text:p>322</text:p>
          </table:table-cell>
          <table:table-cell table:style-name="ce4" office:value-type="string">
            <text:p>Nicht auflege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Van Helsing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3" office:value-type="string">
            <text:p>Viggo Mortensen</text:p>
          </table:table-cell>
          <table:table-cell table:number-columns-repeated="2"/>
          <table:table-cell office:value-type="string">
            <text:p>Fantasy</text:p>
          </table:table-cell>
          <table:table-cell table:number-columns-repeated="246"/>
        </table:table-row>
        <table:table-row table:style-name="ro1">
          <table:table-cell table:style-name="ce2" office:value-type="float" office:value="324">
            <text:p>324</text:p>
          </table:table-cell>
          <table:table-cell table:style-name="ce4" office:value-type="string">
            <text:p>3 Engel für Charlie - Volle Power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office:value-type="string">
            <text:p>Cameron Diaz, Lucy Lu, Drew Barrymore, Demi Moore</text:p>
          </table:table-cell>
          <table:table-cell table:style-name="ce11"/>
          <table:table-cell/>
          <table:table-cell table:style-name="ce11" office:value-type="string">
            <text:p>Action 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25">
            <text:p>325</text:p>
          </table:table-cell>
          <table:table-cell table:style-name="ce4" office:value-type="string">
            <text:p>The Tuxedo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ackie Chan</text:p>
          </table:table-cell>
          <table:table-cell table:style-name="ce11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Der Flug des Phoeni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Dennis Quaid, Giovanni Ribisi, Tyrese Gibson, Miranda Otto, Tony Curran, Jared Padalecki, Jacob Vargas, Scott Michael Campbell, Sticky Fingaz, Hugh Laurie, Kevork Malikyan</text:p>
          </table:table-cell>
          <table:table-cell office:value-type="string">
            <text:p>John Moore</text:p>
          </table:table-cell>
          <table:table-cell/>
          <table:table-cell office:value-type="string">
            <text:p>Action Abenteuer</text:p>
          </table:table-cell>
          <table:table-cell table:number-columns-repeated="246"/>
        </table:table-row>
        <table:table-row table:style-name="ro1">
          <table:table-cell table:style-name="ce2" office:value-type="float" office:value="327">
            <text:p>327</text:p>
          </table:table-cell>
          <table:table-cell table:style-name="ce4" office:value-type="string">
            <text:p>Schnee der auf Cedern fällt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Ethan Hawk</text:p>
          </table:table-cell>
          <table:table-cell table:style-name="ce11"/>
          <table:table-cell/>
          <table:table-cell table:style-name="ce11" office:value-type="string">
            <text:p>Krimi</text:p>
          </table:table-cell>
          <table:table-cell table:number-columns-repeated="246"/>
        </table:table-row>
        <table:table-row table:style-name="ro1">
          <table:table-cell table:style-name="ce2" office:value-type="float" office:value="328">
            <text:p>328</text:p>
          </table:table-cell>
          <table:table-cell table:style-name="ce4" office:value-type="string">
            <text:p>One Hour Photo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Robin Williams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329">
            <text:p>329</text:p>
          </table:table-cell>
          <table:table-cell table:style-name="ce4" office:value-type="string">
            <text:p>Trick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Nicolas Cage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330">
            <text:p>330</text:p>
          </table:table-cell>
          <table:table-cell table:style-name="ce4" office:value-type="string">
            <text:p>American Pie 3 - Jetzt wird geheiratet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ason Biggs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31">
            <text:p>331</text:p>
          </table:table-cell>
          <table:table-cell table:style-name="ce4" office:value-type="string">
            <text:p>Irgendwann in Mexiko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ohnny Depp, Antonio Banderas</text:p>
          </table:table-cell>
          <table:table-cell table:style-name="ce11" office:value-type="string">
            <text:p>Robert Rodriguez</text:p>
          </table:table-cell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332">
            <text:p>332</text:p>
          </table:table-cell>
          <table:table-cell table:style-name="ce4" office:value-type="string">
            <text:p>Basic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333">
            <text:p>333</text:p>
          </table:table-cell>
          <table:table-cell table:style-name="ce4" office:value-type="string">
            <text:p>Terminator 2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Arnold Schwarzennegger</text:p>
          </table:table-cell>
          <table:table-cell table:style-name="ce11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Hul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Comic Movie</text:p>
          </table:table-cell>
          <table:table-cell table:number-columns-repeated="246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Wallace und Gromit: Die Jagt nach dem Riesenkanichen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Comic</text:p>
          </table:table-cell>
          <table:table-cell table:number-columns-repeated="246"/>
        </table:table-row>
        <table:table-row table:style-name="ro1">
          <table:table-cell table:style-name="ce2" office:value-type="float" office:value="336">
            <text:p>336</text:p>
          </table:table-cell>
          <table:table-cell table:style-name="ce4" office:value-type="string">
            <text:p>Das Jesus Video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337">
            <text:p>337</text:p>
          </table:table-cell>
          <table:table-cell table:style-name="ce4" office:value-type="string">
            <text:p>Bad Boys 2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office:value-type="string">
            <text:p>Will Smith</text:p>
          </table:table-cell>
          <table:table-cell table:style-name="ce11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338">
            <text:p>338</text:p>
          </table:table-cell>
          <table:table-cell table:style-name="ce4" office:value-type="string">
            <text:p>Die Liga der außergewöhnlichen Gentleme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Sean Connery</text:p>
          </table:table-cell>
          <table:table-cell table:style-name="ce11"/>
          <table:table-cell/>
          <table:table-cell table:style-name="ce11" office:value-type="string">
            <text:p>Comic Movie</text:p>
          </table:table-cell>
          <table:table-cell table:number-columns-repeated="246"/>
        </table:table-row>
        <table:table-row table:style-name="ro1">
          <table:table-cell table:style-name="ce2" office:value-type="float" office:value="339">
            <text:p>339</text:p>
          </table:table-cell>
          <table:table-cell table:style-name="ce4" office:value-type="string">
            <text:p>My big fat Greek Wedding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40">
            <text:p>340</text:p>
          </table:table-cell>
          <table:table-cell table:style-name="ce4" office:value-type="string">
            <text:p>Gangs of New York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Leonardo Di Caprio, Cameron Diaz, Daniel Day-Lewis</text:p>
          </table:table-cell>
          <table:table-cell table:style-name="ce11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Schnappt Shor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John Travolta, Gene Hackman</text:p>
          </table:table-cell>
          <table:table-cell table:number-columns-repeated="2"/>
          <table:table-cell office:value-type="string">
            <text:p>Action Komödie</text:p>
          </table:table-cell>
          <table:table-cell table:number-columns-repeated="246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Dogvill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Nicole Kidman</text:p>
          </table:table-cell>
          <table:table-cell office:value-type="string">
            <text:p>Lars von Trier</text:p>
          </table:table-cell>
          <table:table-cell/>
          <table:table-cell office:value-type="string">
            <text:p>Thriller-Drama</text:p>
          </table:table-cell>
          <table:table-cell table:number-columns-repeated="246"/>
        </table:table-row>
        <table:table-row table:style-name="ro1">
          <table:table-cell table:style-name="ce2" office:value-type="float" office:value="343">
            <text:p>343</text:p>
          </table:table-cell>
          <table:table-cell table:style-name="ce4" office:value-type="string">
            <text:p>Kate and Leopold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Meg Ryan, Hughe Jackman</text:p>
          </table:table-cell>
          <table:table-cell table:style-name="ce11"/>
          <table:table-cell/>
          <table:table-cell table:style-name="ce11" office:value-type="string">
            <text:p>Liebesfilm</text:p>
          </table:table-cell>
          <table:table-cell table:number-columns-repeated="246"/>
        </table:table-row>
        <table:table-row table:style-name="ro1">
          <table:table-cell table:style-name="ce2" office:value-type="float" office:value="344">
            <text:p>344</text:p>
          </table:table-cell>
          <table:table-cell table:style-name="ce4" office:value-type="string">
            <text:p>Die Wutprobe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office:value-type="string">
            <text:p>Jack Nickelson, Adam Sandler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45">
            <text:p>345</text:p>
          </table:table-cell>
          <table:table-cell table:style-name="ce4" office:value-type="string">
            <text:p>Alie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Sigourney Weaver</text:p>
          </table:table-cell>
          <table:table-cell table:style-name="ce11"/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346">
            <text:p>346</text:p>
          </table:table-cell>
          <table:table-cell table:style-name="ce4" office:value-type="string">
            <text:p>Pretty Woma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Richard Gere, Julia Roberts</text:p>
          </table:table-cell>
          <table:table-cell table:style-name="ce11"/>
          <table:table-cell/>
          <table:table-cell table:style-name="ce11" office:value-type="string">
            <text:p>Liebesfilm</text:p>
          </table:table-cell>
          <table:table-cell table:number-columns-repeated="246"/>
        </table:table-row>
        <table:table-row table:style-name="ro1">
          <table:table-cell table:style-name="ce2" office:value-type="float" office:value="347">
            <text:p>347</text:p>
          </table:table-cell>
          <table:table-cell table:style-name="ce4" office:value-type="string">
            <text:p>eM@il für dich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Tom Hanks, Meg Ryan</text:p>
          </table:table-cell>
          <table:table-cell table:style-name="ce11"/>
          <table:table-cell/>
          <table:table-cell table:style-name="ce11" office:value-type="string">
            <text:p>Liebesfilm</text:p>
          </table:table-cell>
          <table:table-cell table:number-columns-repeated="246"/>
        </table:table-row>
        <table:table-row table:style-name="ro1">
          <table:table-cell table:style-name="ce2" office:value-type="float" office:value="348">
            <text:p>348</text:p>
          </table:table-cell>
          <table:table-cell table:style-name="ce4" office:value-type="string">
            <text:p>Denn zum küssen sind sie da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Morgan Freeman, Ashley Judd</text:p>
          </table:table-cell>
          <table:table-cell table:style-name="ce11"/>
          <table:table-cell/>
          <table:table-cell table:style-name="ce11" office:value-type="string">
            <text:p>Krimi</text:p>
          </table:table-cell>
          <table:table-cell table:number-columns-repeated="246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Corpse Bride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Tim Burton</text:p>
          </table:table-cell>
          <table:table-cell/>
          <table:table-cell office:value-type="string">
            <text:p>Animation</text:p>
          </table:table-cell>
          <table:table-cell table:number-columns-repeated="246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Land of the Dead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table:style-name="ce2" office:value-type="float" office:value="351">
            <text:p>351</text:p>
          </table:table-cell>
          <table:table-cell table:style-name="ce4" office:value-type="string">
            <text:p>About Schmidt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ack Nickelson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352">
            <text:p>352</text:p>
          </table:table-cell>
          <table:table-cell table:style-name="ce4" office:value-type="string">
            <text:p>Reine Nervensache 2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Robert De Niro, Billy Crystal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53">
            <text:p>353</text:p>
          </table:table-cell>
          <table:table-cell table:style-name="ce4" office:value-type="string">
            <text:p>Weil es dich gibt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ohn Cusack</text:p>
          </table:table-cell>
          <table:table-cell table:style-name="ce11"/>
          <table:table-cell/>
          <table:table-cell table:style-name="ce11" office:value-type="string">
            <text:p>Liebesfilm</text:p>
          </table:table-cell>
          <table:table-cell table:number-columns-repeated="246"/>
        </table:table-row>
        <table:table-row table:style-name="ro1">
          <table:table-cell table:style-name="ce2" office:value-type="float" office:value="354">
            <text:p>354</text:p>
          </table:table-cell>
          <table:table-cell table:style-name="ce4" office:value-type="string">
            <text:p>Kill Bill Volume 01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Uma Thurman, Michael Martens</text:p>
          </table:table-cell>
          <table:table-cell table:style-name="ce11" office:value-type="string">
            <text:p>Quentin Tarantino</text:p>
          </table:table-cell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355">
            <text:p>355</text:p>
          </table:table-cell>
          <table:table-cell table:style-name="ce4" office:value-type="string">
            <text:p>Haus am Meer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Kevin Kline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356">
            <text:p>356</text:p>
          </table:table-cell>
          <table:table-cell table:style-name="ce4" office:value-type="string">
            <text:p>Planet der Affe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/>
          <table:table-cell table:style-name="ce11" office:value-type="string">
            <text:p>Tim Burton</text:p>
          </table:table-cell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357">
            <text:p>357</text:p>
          </table:table-cell>
          <table:table-cell table:style-name="ce4" office:value-type="string">
            <text:p>An deiner Seite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Bruce Willis, Michelle Pfeiffer</text:p>
          </table:table-cell>
          <table:table-cell table:style-name="ce11" office:value-type="string">
            <text:p>Rob Reiner</text:p>
          </table:table-cell>
          <table:table-cell/>
          <table:table-cell table:style-name="ce11" office:value-type="string">
            <text:p>Liebesfilm</text:p>
          </table:table-cell>
          <table:table-cell table:number-columns-repeated="246"/>
        </table:table-row>
        <table:table-row table:style-name="ro1">
          <table:table-cell table:style-name="ce2" office:value-type="float" office:value="358">
            <text:p>358</text:p>
          </table:table-cell>
          <table:table-cell table:style-name="ce4" office:value-type="string">
            <text:p>The Animatrix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table:number-columns-repeated="2"/>
          <table:table-cell/>
          <table:table-cell table:style-name="ce11" office:value-type="string">
            <text:p>Manga</text:p>
          </table:table-cell>
          <table:table-cell table:number-columns-repeated="246"/>
        </table:table-row>
        <table:table-row table:style-name="ro1">
          <table:table-cell table:style-name="ce2" office:value-type="float" office:value="359">
            <text:p>359</text:p>
          </table:table-cell>
          <table:table-cell table:style-name="ce4" office:value-type="string">
            <text:p>The Big Lebowski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Jeff Bridges, John Goodman, Steve Buscemi, Julianne Moore, John Turturro</text:p>
          </table:table-cell>
          <table:table-cell table:style-name="ce11" office:value-type="string">
            <text:p>Ethan &amp; Joel Coen</text:p>
          </table:table-cell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4" office:value-type="string">
            <text:p>Sieben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Brad Pitt, Morgan Freeman, Gwyneth Paltrow, Kevin Spacey</text:p>
          </table:table-cell>
          <table:table-cell table:style-name="ce11" office:value-type="string">
            <text:p>David Fincher</text:p>
          </table:table-cell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361">
            <text:p>361</text:p>
          </table:table-cell>
          <table:table-cell table:style-name="ce4" office:value-type="string">
            <text:p>Insomnia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Al Pacino, Robbie Williams, Hillary Swan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362">
            <text:p>362</text:p>
          </table:table-cell>
          <table:table-cell table:style-name="ce4" office:value-type="string">
            <text:p>Studio 54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363">
            <text:p>363</text:p>
          </table:table-cell>
          <table:table-cell table:style-name="ce4" office:value-type="string">
            <text:p>High Crime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Charlize Therone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Madagaskar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Animation</text:p>
          </table:table-cell>
          <table:table-cell table:number-columns-repeated="246"/>
        </table:table-row>
        <table:table-row table:style-name="ro1">
          <table:table-cell table:style-name="ce2" office:value-type="float" office:value="365">
            <text:p>365</text:p>
          </table:table-cell>
          <table:table-cell table:style-name="ce4" office:value-type="string">
            <text:p>Spaceball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66">
            <text:p>366</text:p>
          </table:table-cell>
          <table:table-cell table:style-name="ce4" office:value-type="string">
            <text:p>Akte X - Existence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David Duchovny</text:p>
          </table:table-cell>
          <table:table-cell table:style-name="ce11"/>
          <table:table-cell/>
          <table:table-cell table:style-name="ce11"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367">
            <text:p>367</text:p>
          </table:table-cell>
          <table:table-cell table:style-name="ce4" office:value-type="string">
            <text:p>Spurwechsel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Ben Affleck, Samuel L. Jackson</text:p>
          </table:table-cell>
          <table:table-cell table:style-name="ce11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368">
            <text:p>368</text:p>
          </table:table-cell>
          <table:table-cell table:style-name="ce4" office:value-type="string">
            <text:p>Starsky and Hutch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Ben Stiller, Owen Wilson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Layer Ca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Action 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70">
            <text:p>370</text:p>
          </table:table-cell>
          <table:table-cell table:style-name="ce4" office:value-type="string">
            <text:p>To end all wars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Kriegsfilm</text:p>
          </table:table-cell>
          <table:table-cell table:number-columns-repeated="246"/>
        </table:table-row>
        <table:table-row table:style-name="ro1">
          <table:table-cell table:style-name="ce2" office:value-type="float" office:value="371">
            <text:p>371</text:p>
          </table:table-cell>
          <table:table-cell table:style-name="ce4" office:value-type="string">
            <text:p>Fear Dot Com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Edi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Justin Timberlake, Morgan Freeman, LL Cool J, Kevin Spacey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373">
            <text:p>373</text:p>
          </table:table-cell>
          <table:table-cell table:style-name="ce4" office:value-type="string">
            <text:p>Sweet November</text:p>
          </table:table-cell>
          <table:table-cell table:style-name="ce2" office:value-type="float" office:value="1">
            <text:p>1</text:p>
          </table:table-cell>
          <table:table-cell table:style-name="ce9" table:number-columns-repeated="3"/>
          <table:table-cell table:style-name="ce11" office:value-type="string">
            <text:p>Keanu Reeves, Charlize Therone</text:p>
          </table:table-cell>
          <table:table-cell table:style-name="ce11"/>
          <table:table-cell/>
          <table:table-cell table:style-name="ce11" office:value-type="string">
            <text:p>Liebesfilm</text:p>
          </table:table-cell>
          <table:table-cell table:number-columns-repeated="246"/>
        </table:table-row>
        <table:table-row table:style-name="ro1">
          <table:table-cell table:style-name="ce2" office:value-type="float" office:value="374">
            <text:p>374</text:p>
          </table:table-cell>
          <table:table-cell table:style-name="ce4" office:value-type="string">
            <text:p>The man who wasn't there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/>
          <table:table-cell table:style-name="ce11" office:value-type="string">
            <text:p>Billy Bob Thornton, Frances McDormand, James Gandolfini</text:p>
          </table:table-cell>
          <table:table-cell table:style-name="ce11" office:value-type="string">
            <text:p>Ethan &amp; Joel Coen</text:p>
          </table:table-cell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375">
            <text:p>375</text:p>
          </table:table-cell>
          <table:table-cell table:style-name="ce4" office:value-type="string">
            <text:p>The Art of War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Wesley Snipes</text:p>
          </table:table-cell>
          <table:table-cell table:style-name="ce11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376">
            <text:p>376</text:p>
          </table:table-cell>
          <table:table-cell table:style-name="ce4" office:value-type="string">
            <text:p>Lethal Weapon 4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Mel Gibson</text:p>
          </table:table-cell>
          <table:table-cell table:style-name="ce11"/>
          <table:table-cell/>
          <table:table-cell table:style-name="ce11" office:value-type="string">
            <text:p>Action Komödie</text:p>
          </table:table-cell>
          <table:table-cell table:number-columns-repeated="246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Königreich der Himmel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Orlando Bloom</text:p>
          </table:table-cell>
          <table:table-cell table:number-columns-repeated="2"/>
          <table:table-cell office:value-type="string">
            <text:p>Fantasy</text:p>
          </table:table-cell>
          <table:table-cell table:number-columns-repeated="246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KO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79">
            <text:p>379</text:p>
          </table:table-cell>
          <table:table-cell table:style-name="ce4" office:value-type="string">
            <text:p>Doberman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Mafia Film</text:p>
          </table:table-cell>
          <table:table-cell table:number-columns-repeated="246"/>
        </table:table-row>
        <table:table-row table:style-name="ro1">
          <table:table-cell table:style-name="ce2" office:value-type="float" office:value="380">
            <text:p>380</text:p>
          </table:table-cell>
          <table:table-cell table:style-name="ce4" office:value-type="string">
            <text:p>Mr. Nice Guy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Jackie Chan</text:p>
          </table:table-cell>
          <table:table-cell table:style-name="ce11" office:value-type="string">
            <text:p>Jackie Chan</text:p>
          </table:table-cell>
          <table:table-cell/>
          <table:table-cell table:style-name="ce11" office:value-type="string">
            <text:p>Action Komödie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itten ins Her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Hugh Grant, Drew Barrymore</text:p>
          </table:table-cell>
          <table:table-cell table:number-columns-repeated="2"/>
          <table:table-cell office:value-type="string">
            <text:p>Liebeskomödie</text:p>
          </table:table-cell>
          <table:table-cell table:number-columns-repeated="246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Fantastic Four: Silversourc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vX</text:p>
          </table:table-cell>
          <table:table-cell table:number-columns-repeated="4"/>
          <table:table-cell office:value-type="string">
            <text:p>Comic Movie</text:p>
          </table:table-cell>
          <table:table-cell table:number-columns-repeated="246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Born to be wil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John Travolta, Tim Talor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84">
            <text:p>384</text:p>
          </table:table-cell>
          <table:table-cell table:style-name="ce4" office:value-type="string">
            <text:p>Kill Bill Volume 02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Uma Thurman, Michael Martens</text:p>
          </table:table-cell>
          <table:table-cell table:style-name="ce11" office:value-type="string">
            <text:p>Quentin Tarantino</text:p>
          </table:table-cell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385">
            <text:p>385</text:p>
          </table:table-cell>
          <table:table-cell table:style-name="ce4" office:value-type="string">
            <text:p>Pitch Black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Vin Diesel</text:p>
          </table:table-cell>
          <table:table-cell table:style-name="ce11"/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386">
            <text:p>386</text:p>
          </table:table-cell>
          <table:table-cell table:style-name="ce4" office:value-type="string">
            <text:p>Shang High Noon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/>
          <table:table-cell table:style-name="ce11" office:value-type="string">
            <text:p>Jackie Chan, Owen Wilson</text:p>
          </table:table-cell>
          <table:table-cell table:style-name="ce11"/>
          <table:table-cell/>
          <table:table-cell table:style-name="ce11" office:value-type="string">
            <text:p>Action Komödie</text:p>
          </table:table-cell>
          <table:table-cell table:number-columns-repeated="246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I love Huckabe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Dustin Hoffmann, Jude Law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88">
            <text:p>388</text:p>
          </table:table-cell>
          <table:table-cell table:style-name="ce4" office:value-type="string">
            <text:p>Against the Wall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Samuel L. Jackson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Mr. und Mrs. Smi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Brad Pitt, Angelina Jolie</text:p>
          </table:table-cell>
          <table:table-cell table:number-columns-repeated="2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390">
            <text:p>390</text:p>
          </table:table-cell>
          <table:table-cell table:style-name="ce4" office:value-type="string">
            <text:p>Und dann kam Polly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/>
          <table:table-cell table:style-name="ce11" office:value-type="string">
            <text:p>Ben Stiller, Jenniffer Aniston</text:p>
          </table:table-cell>
          <table:table-cell table:style-name="ce11"/>
          <table:table-cell/>
          <table:table-cell table:style-name="ce11" office:value-type="string">
            <text:p>Liebes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91">
            <text:p>391</text:p>
          </table:table-cell>
          <table:table-cell table:style-name="ce4" office:value-type="string">
            <text:p>Shrek 2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/>
          <table:table-cell table:style-name="ce11" office:value-type="string">
            <text:p>Pixar Studios</text:p>
          </table:table-cell>
          <table:table-cell/>
          <table:table-cell table:style-name="ce11" office:value-type="string">
            <text:p>Animation</text:p>
          </table:table-cell>
          <table:table-cell table:number-columns-repeated="246"/>
        </table:table-row>
        <table:table-row table:style-name="ro1">
          <table:table-cell table:style-name="ce2" office:value-type="float" office:value="392">
            <text:p>392</text:p>
          </table:table-cell>
          <table:table-cell table:style-name="ce4" office:value-type="string">
            <text:p>Was das Herz begehrt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Jack Nickelson</text:p>
          </table:table-cell>
          <table:table-cell table:style-name="ce11"/>
          <table:table-cell/>
          <table:table-cell table:style-name="ce11" office:value-type="string">
            <text:p>Liebeskomödie</text:p>
          </table:table-cell>
          <table:table-cell table:number-columns-repeated="246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The Vill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394">
            <text:p>394</text:p>
          </table:table-cell>
          <table:table-cell table:style-name="ce4" office:value-type="string">
            <text:p>Unterwegs nach Cold Mountain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/>
          <table:table-cell table:style-name="ce11" office:value-type="string">
            <text:p>Nicole Kidman, Jude Law, Renée Zellweger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395">
            <text:p>395</text:p>
          </table:table-cell>
          <table:table-cell table:style-name="ce4" office:value-type="string">
            <text:p>50 erste Dates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Adam Sandler, Drew Barriwmore</text:p>
          </table:table-cell>
          <table:table-cell table:style-name="ce11"/>
          <table:table-cell/>
          <table:table-cell table:style-name="ce11" office:value-type="string">
            <text:p>Liebes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96">
            <text:p>396</text:p>
          </table:table-cell>
          <table:table-cell table:style-name="ce4" office:value-type="string">
            <text:p>Das geheime Fenster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Johnny Depp</text:p>
          </table:table-cell>
          <table:table-cell table:style-name="ce11"/>
          <table:table-cell/>
          <table:table-cell table:style-name="ce11" office:value-type="string">
            <text:p>Psycho Thriller</text:p>
          </table:table-cell>
          <table:table-cell table:number-columns-repeated="246"/>
        </table:table-row>
        <table:table-row table:style-name="ro1">
          <table:table-cell table:style-name="ce2" office:value-type="float" office:value="397">
            <text:p>397</text:p>
          </table:table-cell>
          <table:table-cell table:style-name="ce4" office:value-type="string">
            <text:p>The Italian Job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Edward Norton, Charlize Theron</text:p>
          </table:table-cell>
          <table:table-cell table:style-name="ce11" office:value-type="string">
            <text:p>Luc Besson</text:p>
          </table:table-cell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398">
            <text:p>398</text:p>
          </table:table-cell>
          <table:table-cell table:style-name="ce4" office:value-type="string">
            <text:p>School of Rock</text:p>
          </table:table-cell>
          <table:table-cell table:style-name="ce2" office:value-type="float" office:value="2">
            <text:p>2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11" office:value-type="string">
            <text:p>Jack Black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399">
            <text:p>399</text:p>
          </table:table-cell>
          <table:table-cell table:style-name="ce4" office:value-type="string">
            <text:p>Stirb Langsam: Nakatomi Plaza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Bruce Willis</text:p>
          </table:table-cell>
          <table:table-cell table:style-name="ce11"/>
          <table:table-cell/>
          <table:table-cell table:style-name="ce11" office:value-type="string">
            <text:p>Action</text:p>
          </table:table-cell>
          <table:table-cell table:number-columns-repeated="246"/>
        </table:table-row>
        <table:table-row table:style-name="ro1">
          <table:table-cell table:style-name="ce2" office:value-type="float" office:value="400">
            <text:p>400</text:p>
          </table:table-cell>
          <table:table-cell table:style-name="ce4" office:value-type="string">
            <text:p>Spiderman 2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office:value-type="string">
            <text:p>Toby Maguier, Kirsten Dunst</text:p>
          </table:table-cell>
          <table:table-cell table:style-name="ce11"/>
          <table:table-cell/>
          <table:table-cell table:style-name="ce11" office:value-type="string">
            <text:p>Comic Movie</text:p>
          </table:table-cell>
          <table:table-cell table:number-columns-repeated="246"/>
        </table:table-row>
        <table:table-row table:style-name="ro1">
          <table:table-cell table:style-name="ce2" office:value-type="float" office:value="401">
            <text:p>401</text:p>
          </table:table-cell>
          <table:table-cell table:style-name="ce4" office:value-type="string">
            <text:p>Der Wixxer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Bastian Pastewka</text:p>
          </table:table-cell>
          <table:table-cell table:style-name="ce11"/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table:style-name="ce2" office:value-type="float" office:value="402">
            <text:p>402</text:p>
          </table:table-cell>
          <table:table-cell table:style-name="ce4" office:value-type="string">
            <text:p>Harry Potter 3: -</text:p>
          </table:table-cell>
          <table:table-cell table:style-name="ce2" office:value-type="float" office:value="3">
            <text:p>3</text:p>
          </table:table-cell>
          <table:table-cell table:style-name="ce9" table:number-columns-repeated="3"/>
          <table:table-cell table:style-name="ce11" table:number-columns-repeated="2"/>
          <table:table-cell/>
          <table:table-cell table:style-name="ce11" office:value-type="string">
            <text:p>Fantasy</text:p>
          </table:table-cell>
          <table:table-cell table:number-columns-repeated="246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Amist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Morgan Freeman, Mathew McConnaher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404">
            <text:p>404</text:p>
          </table:table-cell>
          <table:table-cell table:style-name="ce4" office:value-type="string">
            <text:p>Gottes Werk und Teufels Beitrag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/>
          <table:table-cell table:style-name="ce11" table:number-columns-repeated="2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405">
            <text:p>405</text:p>
          </table:table-cell>
          <table:table-cell table:style-name="ce4" office:value-type="string">
            <text:p>Lost in Translation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Bill Murrey, Scarlett Johansen</text:p>
          </table:table-cell>
          <table:table-cell table:style-name="ce11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406">
            <text:p>406</text:p>
          </table:table-cell>
          <table:table-cell table:style-name="ce4" office:value-type="string">
            <text:p>The Day after Tomorrow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1" office:value-type="string">
            <text:p>Roland Emmerich</text:p>
          </table:table-cell>
          <table:table-cell/>
          <table:table-cell table:style-name="ce11" office:value-type="string">
            <text:p>Katastrophenfilm</text:p>
          </table:table-cell>
          <table:table-cell table:number-columns-repeated="246"/>
        </table:table-row>
        <table:table-row table:style-name="ro1">
          <table:table-cell table:style-name="ce2" office:value-type="float" office:value="407">
            <text:p>407</text:p>
          </table:table-cell>
          <table:table-cell table:style-name="ce4" office:value-type="string">
            <text:p>Woman on Top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Penelope Cruz</text:p>
          </table:table-cell>
          <table:table-cell table:style-name="ce11"/>
          <table:table-cell/>
          <table:table-cell table:style-name="ce11" office:value-type="string">
            <text:p>Liebesfilm</text:p>
          </table:table-cell>
          <table:table-cell table:number-columns-repeated="246"/>
        </table:table-row>
        <table:table-row table:style-name="ro1">
          <table:table-cell table:style-name="ce2" office:value-type="float" office:value="408">
            <text:p>408</text:p>
          </table:table-cell>
          <table:table-cell table:style-name="ce4" office:value-type="string">
            <text:p>Tatsächlich Liebe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/>
          <table:table-cell table:style-name="ce11" office:value-type="string">
            <text:p>Hugh Grant, Heike Makatsch</text:p>
          </table:table-cell>
          <table:table-cell table:style-name="ce11"/>
          <table:table-cell/>
          <table:table-cell table:style-name="ce11" office:value-type="string">
            <text:p>Liebesfilm</text:p>
          </table:table-cell>
          <table:table-cell table:number-columns-repeated="246"/>
        </table:table-row>
        <table:table-row table:style-name="ro1">
          <table:table-cell table:style-name="ce2" office:value-type="float" office:value="409">
            <text:p>409</text:p>
          </table:table-cell>
          <table:table-cell table:style-name="ce4" office:value-type="string">
            <text:p>A Murder Ballad</text:p>
          </table:table-cell>
          <table:table-cell table:style-name="ce2" office:value-type="float" office:value="1">
            <text:p>1</text:p>
          </table:table-cell>
          <table:table-cell table:style-name="ce9"/>
          <table:table-cell table:style-name="ce9" office:value-type="string">
            <text:p>DVD</text:p>
          </table:table-cell>
          <table:table-cell table:style-name="ce9"/>
          <table:table-cell table:style-name="ce11" table:number-columns-repeated="2"/>
          <table:table-cell/>
          <table:table-cell table:style-name="ce11" office:value-type="string">
            <text:p>Drama</text:p>
          </table:table-cell>
          <table:table-cell table:number-columns-repeated="246"/>
        </table:table-row>
        <table:table-row table:style-name="ro1">
          <table:table-cell table:style-name="ce2" office:value-type="float" office:value="410">
            <text:p>410</text:p>
          </table:table-cell>
          <table:table-cell table:style-name="ce4" office:value-type="string">
            <text:p>I, Robot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office:value-type="string">
            <text:p>DVD</text:p>
          </table:table-cell>
          <table:table-cell table:style-name="ce9" office:value-type="string">
            <text:p>X</text:p>
          </table:table-cell>
          <table:table-cell table:style-name="ce11" office:value-type="string">
            <text:p>Will Smith</text:p>
          </table:table-cell>
          <table:table-cell table:style-name="ce11"/>
          <table:table-cell/>
          <table:table-cell table:style-name="ce11" office:value-type="string">
            <text:p>Science Fiction</text:p>
          </table:table-cell>
          <table:table-cell table:number-columns-repeated="246"/>
        </table:table-row>
        <table:table-row table:style-name="ro1">
          <table:table-cell table:style-name="ce2" office:value-type="float" office:value="411">
            <text:p>411</text:p>
          </table:table-cell>
          <table:table-cell table:style-name="ce4" office:value-type="string">
            <text:p>Traumschiff Surprise, Periode 1</text:p>
          </table:table-cell>
          <table:table-cell table:style-name="ce2" office:value-type="float" office:value="2">
            <text:p>2</text:p>
          </table:table-cell>
          <table:table-cell table:style-name="ce9" table:number-columns-repeated="3"/>
          <table:table-cell table:style-name="ce11" office:value-type="string">
            <text:p>Bully Herbig, Till Schweiger</text:p>
          </table:table-cell>
          <table:table-cell table:style-name="ce11" office:value-type="string">
            <text:p>Bully Herbig</text:p>
          </table:table-cell>
          <table:table-cell/>
          <table:table-cell table:style-name="ce11"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King Arthur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Clive Owen, Keira Knightley, Till Schweiger</text:p>
          </table:table-cell>
          <table:table-cell office:value-type="string">
            <text:p>Antoine Fuqua</text:p>
          </table:table-cell>
          <table:table-cell/>
          <table:table-cell office:value-type="string">
            <text:p>Fantasy</text:p>
          </table:table-cell>
          <table:table-cell table:number-columns-repeated="246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Butterfly Effec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Ashton Cutscher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21 Gram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Benicio Del Toro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Das Leben des David Gal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Kevin Spacey, Kate Winslet</text:p>
          </table:table-cell>
          <table:table-cell office:value-type="string">
            <text:p>Alan Parker</text:p>
          </table:table-cell>
          <table:table-cell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Harry und Sal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Meg Ryan</text:p>
          </table:table-cell>
          <table:table-cell table:number-columns-repeated="2"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Vergiss mein nich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Jim Carray, Kate Winslet</text:p>
          </table:table-cell>
          <table:table-cell table:number-columns-repeated="2"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Dawn of Dea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Mona Lisas lächel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Julia Roberts</text:p>
          </table:table-cell>
          <table:table-cell table:number-columns-repeated="2"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Die Unglaublich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11" office:value-type="string">
            <text:p>Pixar Studios</text:p>
          </table:table-cell>
          <table:table-cell/>
          <table:table-cell table:style-name="ce11" office:value-type="string">
            <text:p>Animation</text:p>
          </table:table-cell>
          <table:table-cell table:number-columns-repeated="246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In 80 Tagen um die Wel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Jackie Chan</text:p>
          </table:table-cell>
          <table:table-cell table:number-columns-repeated="2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Ladykille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Tom Hanks</text:p>
          </table:table-cell>
          <table:table-cell office:value-type="string">
            <text:p>Ethan &amp; Joel Coen</text:p>
          </table:table-cell>
          <table:table-cell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Termin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Tom Hanks, Chatherine Zeta-Jones</text:p>
          </table:table-cell>
          <table:table-cell office:value-type="string">
            <text:p>Steven Spielberg</text:p>
          </table:table-cell>
          <table:table-cell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Oceans 1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Brad Pitt, George Clooney, Matt Damon, Julia Roberts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K-Pa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Kevin Spacey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The Transport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The Manchurian Candida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Denzel Washington, Hugo Gans</text:p>
          </table:table-cell>
          <table:table-cell table:number-columns-repeated="2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Die Wonderboy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Michael Douglas, Toby Maguier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Shaun of the Dead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Stirb langsam 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Bruce Willes</text:p>
          </table:table-cell>
          <table:table-cell table:number-columns-repeated="2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Das Wunder von Ber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Red Ey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Wenn Träume fliegen lern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Johnny Depp, Kate Winslet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Lemony Snicket – Rätselhafte Ereignis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Jim Carray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Per Anhalter durch die Galaxi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Lost Souls -Verlorene Seel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Meine Frau, ihre Schwiegereltern und i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Ben Stiller, Dustin Hoffman, Barbara Straisand</text:p>
          </table:table-cell>
          <table:table-cell table:number-columns-repeated="2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Krieg der Welten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om Cruise</text:p>
          </table:table-cell>
          <table:table-cell table:number-columns-repeated="2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Batman Begin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hristian Bale</text:p>
          </table:table-cell>
          <table:table-cell table:number-columns-repeated="2"/>
          <table:table-cell office:value-type="string">
            <text:p>Comic Movie</text:p>
          </table:table-cell>
          <table:table-cell table:number-columns-repeated="246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Der Blutige Pfad Gott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Die Kinder des Monsieur Mathieu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The Punish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John Travolta</text:p>
          </table:table-cell>
          <table:table-cell table:number-columns-repeated="2"/>
          <table:table-cell office:value-type="string">
            <text:p>Comic Movie</text:p>
          </table:table-cell>
          <table:table-cell table:number-columns-repeated="246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Riddi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Vin Diesel</text:p>
          </table:table-cell>
          <table:table-cell table:number-columns-repeated="2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Vom Suchen und Finden der Lieb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Moritz Bleibtreu, Alexandra Maria Lara, Harald Schmidt, Anke Engelke</text:p>
          </table:table-cell>
          <table:table-cell table:number-columns-repeated="2"/>
          <table:table-cell office:value-type="string">
            <text:p>Liebeskomödie</text:p>
          </table:table-cell>
          <table:table-cell table:number-columns-repeated="246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Fantastic Four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Comic Movie</text:p>
          </table:table-cell>
          <table:table-cell table:number-columns-repeated="246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Die Dolmetscher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Nicole Kidman, Sean Penn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Fast Food Nat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Doku Movie</text:p>
          </table:table-cell>
          <table:table-cell table:number-columns-repeated="246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The Transporter 2: The Mission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Der verbotene Schlüssel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Psycho Thriller</text:p>
          </table:table-cell>
          <table:table-cell table:number-columns-repeated="246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Die Insel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Scarlett Johansen, Ewan McGregor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Unser Doktor ist der Beste</text:p>
          </table:table-cell>
          <table:table-cell office:value-type="float" office:value="1">
            <text:p>1</text:p>
          </table:table-cell>
          <table:table-cell table:style-name="ce3"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Kinderarzt Dr. Fröhlich</text:p>
          </table:table-cell>
          <table:table-cell office:value-type="float" office:value="1">
            <text:p>1</text:p>
          </table:table-cell>
          <table:table-cell table:style-name="ce3"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Ein perfekter Mord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Michael Douglas, Viggo Mortensen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Be Coo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John Travolta, Uma Thurman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Syriana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George Clooney</text:p>
          </table:table-cell>
          <table:table-cell table:number-columns-repeated="2"/>
          <table:table-cell office:value-type="string">
            <text:p>Polit-Thriller</text:p>
          </table:table-cell>
          <table:table-cell table:number-columns-repeated="246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Ju-on: The Grud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sycho Thriller</text:p>
          </table:table-cell>
          <table:table-cell table:number-columns-repeated="246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Ston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 table:number-columns-repeated="4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Die purpurnen Flüsse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Jean Reno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Die purpurnen Flüsse 2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Jean Reno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The Sentinel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/>
          <table:table-cell office:value-type="string">
            <text:p>Michael Douglas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Die Familie Stone – Verloben verbot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Diane Keaton, Sarah Jessica Parker, Claire Danes, Luke Wilson</text:p>
          </table:table-cell>
          <table:table-cell table:number-columns-repeated="2"/>
          <table:table-cell office:value-type="string">
            <text:p>Drama, Komödie</text:p>
          </table:table-cell>
          <table:table-cell table:number-columns-repeated="246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Out of Time – Sein Gegner ist die Zeit</text:p>
          </table:table-cell>
          <table:table-cell office:value-type="float" office:value="1">
            <text:p>1</text:p>
          </table:table-cell>
          <table:table-cell table:style-name="ce3"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Denzel Washington</text:p>
          </table:table-cell>
          <table:table-cell office:value-type="string">
            <text:p>Carl Franklin</text:p>
          </table:table-cell>
          <table:table-cell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Tomb Rai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Angelina Jolie</text:p>
          </table:table-cell>
          <table:table-cell office:value-type="string">
            <text:p>Simon West</text:p>
          </table:table-cell>
          <table:table-cell/>
          <table:table-cell office:value-type="string">
            <text:p>Action Abenteuer</text:p>
          </table:table-cell>
          <table:table-cell table:number-columns-repeated="246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Half Ligh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Demi Moore</text:p>
          </table:table-cell>
          <table:table-cell table:number-columns-repeated="2"/>
          <table:table-cell office:value-type="string">
            <text:p>Psycho Thriller</text:p>
          </table:table-cell>
          <table:table-cell table:number-columns-repeated="246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Sin C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Bruce Willis, Michael Madson, Jessica Alba, Benicio del Toro, Josh Hartnetttt, Clive Owen, Mickey Rourke, Elijah Wood</text:p>
          </table:table-cell>
          <table:table-cell office:value-type="string">
            <text:p>Robert Rodriguez, Quentin Tarantino, Frank Miller</text:p>
          </table:table-cell>
          <table:table-cell/>
          <table:table-cell office:value-type="string">
            <text:p>Comic Movie</text:p>
          </table:table-cell>
          <table:table-cell table:number-columns-repeated="246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The New World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Christian Bale</text:p>
          </table:table-cell>
          <table:table-cell table:number-columns-repeated="2"/>
          <table:table-cell office:value-type="string">
            <text:p>Abenteuer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Robin Hood – König der Diebe</text:p>
          </table:table-cell>
          <table:table-cell office:value-type="float" office:value="1">
            <text:p>1</text:p>
          </table:table-cell>
          <table:table-cell table:style-name="ce3"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Kevin Costner, Morgan Freeman, Christian Slater, Alan Rickman, Mary Elizabeth Mastrantonio</text:p>
          </table:table-cell>
          <table:table-cell office:value-type="string">
            <text:p>Kevin Reynolds</text:p>
          </table:table-cell>
          <table:table-cell/>
          <table:table-cell office:value-type="string">
            <text:p>Abenteuer</text:p>
          </table:table-cell>
          <table:table-cell table:number-columns-repeated="246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Stay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Ewan McGregor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Love Song for Bobby Long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John Travolta</text:p>
          </table:table-cell>
          <table:table-cell table:number-columns-repeated="2"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American History X</text:p>
          </table:table-cell>
          <table:table-cell office:value-type="float" office:value="1">
            <text:p>1</text:p>
          </table:table-cell>
          <table:table-cell table:style-name="ce3"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Million Dollar Baby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Ab durch die Hecke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Animation</text:p>
          </table:table-cell>
          <table:table-cell table:number-columns-repeated="246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Das Haus am See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Keanu Reeves, Sandra Bullock</text:p>
          </table:table-cell>
          <table:table-cell table:number-columns-repeated="2"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Der mit dem Wolf tanzt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Kevin Costner</text:p>
          </table:table-cell>
          <table:table-cell table:number-columns-repeated="2"/>
          <table:table-cell office:value-type="string">
            <text:p>Western</text:p>
          </table:table-cell>
          <table:table-cell table:number-columns-repeated="246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Posei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 table:number-columns-repeated="4"/>
          <table:table-cell office:value-type="string">
            <text:p>Katastrophenfilm</text:p>
          </table:table-cell>
          <table:table-cell table:number-columns-repeated="246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Duell – Enemy at the Gates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ivX</text:p>
          </table:table-cell>
          <table:table-cell/>
          <table:table-cell office:value-type="string">
            <text:p>Jude Law</text:p>
          </table:table-cell>
          <table:table-cell table:number-columns-repeated="2"/>
          <table:table-cell office:value-type="string">
            <text:p>Kriegsfilm</text:p>
          </table:table-cell>
          <table:table-cell table:number-columns-repeated="246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Band of Brothers: Currahee (1), Der erste Tag (2)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Kriegsfilm</text:p>
          </table:table-cell>
          <table:table-cell table:number-columns-repeated="246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Band of Brothers: Carentan (3), Die Neuen (4)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Kriegsfilm</text:p>
          </table:table-cell>
          <table:table-cell table:number-columns-repeated="246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Band of Brothers: Kreuzungen (5), Bastogne (6)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Kriegsfilm</text:p>
          </table:table-cell>
          <table:table-cell table:number-columns-repeated="246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Band of Brothers: Durchbruch (7), Spezialauftrag (8)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Kriegsfilm</text:p>
          </table:table-cell>
          <table:table-cell table:number-columns-repeated="246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Band of Brothers: Warum wir kämpfen (9), Kriegsende (10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Kriegsfilm</text:p>
          </table:table-cell>
          <table:table-cell table:number-columns-repeated="246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Troja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Brad Pitt, Orlando Bloom</text:p>
          </table:table-cell>
          <table:table-cell table:number-columns-repeated="2"/>
          <table:table-cell office:value-type="string">
            <text:p>Historienfilm</text:p>
          </table:table-cell>
          <table:table-cell table:number-columns-repeated="246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Guck mal wer da spricht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John Travolta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Star Wars - Episode 3: Die Rache der Si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Ewan McGregor, Samuel Jackson</text:p>
          </table:table-cell>
          <table:table-cell office:value-type="string">
            <text:p>George Lucas</text:p>
          </table:table-cell>
          <table:table-cell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French Kiss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Meg Ryan, Kevin Kline</text:p>
          </table:table-cell>
          <table:table-cell table:number-columns-repeated="2"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Der ewige Gärtner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Guck mal wer da spricht 2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John Travolta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Guck mal wer da spricht 3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John Travolta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489">
            <text:p>489</text:p>
          </table:table-cell>
          <table:table-cell table:style-name="ce6" office:value-type="string">
            <text:p>11:14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Fluch der Karibik 2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Johnny Depp</text:p>
          </table:table-cell>
          <table:table-cell table:number-columns-repeated="2"/>
          <table:table-cell office:value-type="string">
            <text:p>Fantasy</text:p>
          </table:table-cell>
          <table:table-cell table:number-columns-repeated="246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Slim Susie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München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Moritz Bleibtreu</text:p>
          </table:table-cell>
          <table:table-cell table:number-columns-repeated="2"/>
          <table:table-cell office:value-type="string">
            <text:p>Polit-Thriller</text:p>
          </table:table-cell>
          <table:table-cell table:number-columns-repeated="246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NVA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Spongebob – Der Film</text:p>
          </table:table-cell>
          <table:table-cell office:value-type="float" office:value="2">
            <text:p>2</text:p>
          </table:table-cell>
          <table:table-cell table:style-name="ce3"/>
          <table:table-cell table:number-columns-repeated="5"/>
          <table:table-cell office:value-type="string">
            <text:p>Comic</text:p>
          </table:table-cell>
          <table:table-cell table:number-columns-repeated="246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Der Soldat James Rya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Tom Hanks, Matt Damon</text:p>
          </table:table-cell>
          <table:table-cell table:number-columns-repeated="2"/>
          <table:table-cell office:value-type="string">
            <text:p>Kriegsfilm</text:p>
          </table:table-cell>
          <table:table-cell table:number-columns-repeated="246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Silent Hill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Psycho Thriller</text:p>
          </table:table-cell>
          <table:table-cell table:number-columns-repeated="246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Der Einsatz</text:p>
          </table:table-cell>
          <table:table-cell office:value-type="float" office:value="1">
            <text:p>1</text:p>
          </table:table-cell>
          <table:table-cell table:style-name="ce3"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Al Pacino, Colin Farrell</text:p>
          </table:table-cell>
          <table:table-cell office:value-type="string">
            <text:p>Roger Donaldson</text:p>
          </table:table-cell>
          <table:table-cell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Die gebrüder Grimm</text:p>
          </table:table-cell>
          <table:table-cell office:value-type="float" office:value="1">
            <text:p>1</text:p>
          </table:table-cell>
          <table:table-cell table:style-name="ce3"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Matt Damon, Heath Ledger, Peter Stormare, Monica Bellucci</text:p>
          </table:table-cell>
          <table:table-cell office:value-type="string">
            <text:p>Terry Gilliam</text:p>
          </table:table-cell>
          <table:table-cell/>
          <table:table-cell office:value-type="string">
            <text:p>Fantasy</text:p>
          </table:table-cell>
          <table:table-cell table:number-columns-repeated="246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Die göttlichen Geheimnisse der YA-YA Schwestern</text:p>
          </table:table-cell>
          <table:table-cell office:value-type="float" office:value="1">
            <text:p>1</text:p>
          </table:table-cell>
          <table:table-cell table:style-name="ce3"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Sandra Bullock, Ellen Burstyn, Fionnula Flanagan James Garner, Ashley Judd, Shirley Knight Maggie Smith</text:p>
          </table:table-cell>
          <table:table-cell office:value-type="string">
            <text:p>Callie Khouri</text:p>
          </table:table-cell>
          <table:table-cell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Cars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Animation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End Game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Cuba Gooding Jr.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Der englische Patient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503">
            <text:p>503</text:p>
          </table:table-cell>
          <table:table-cell table:style-name="ce6" office:value-type="string">
            <text:p>36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Revolution OS</text:p>
          </table:table-cell>
          <table:table-cell office:value-type="float" office:value="1">
            <text:p>1</text:p>
          </table:table-cell>
          <table:table-cell table:style-name="ce3"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Doku Movie</text:p>
          </table:table-cell>
          <table:table-cell table:number-columns-repeated="246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Adams Äpfel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Hollow Man 2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Comic Movie</text:p>
          </table:table-cell>
          <table:table-cell table:number-columns-repeated="246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Brick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Krimi</text:p>
          </table:table-cell>
          <table:table-cell table:number-columns-repeated="246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12 Monkey's</text:p>
          </table:table-cell>
          <table:table-cell office:value-type="float" office:value="1">
            <text:p>1</text:p>
          </table:table-cell>
          <table:table-cell table:style-name="ce3"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Bruce Willis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Blade Runn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Harrison Ford</text:p>
          </table:table-cell>
          <table:table-cell table:number-columns-repeated="2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World Trade Center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MVCD</text:p>
          </table:table-cell>
          <table:table-cell/>
          <table:table-cell office:value-type="string">
            <text:p>Nicolas Cage</text:p>
          </table:table-cell>
          <table:table-cell table:number-columns-repeated="2"/>
          <table:table-cell office:value-type="string">
            <text:p>Thriller-Drama</text:p>
          </table:table-cell>
          <table:table-cell table:number-columns-repeated="246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Schindlers Liste</text:p>
          </table:table-cell>
          <table:table-cell office:value-type="float" office:value="1">
            <text:p>1</text:p>
          </table:table-cell>
          <table:table-cell table:style-name="ce3"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Liam Neeson, Ben Kingsley</text:p>
          </table:table-cell>
          <table:table-cell office:value-type="string">
            <text:p>Steven Spielberg</text:p>
          </table:table-cell>
          <table:table-cell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Das Parfüm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Nochnoi Dozor – Wächter der Nacht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Fantasy</text:p>
          </table:table-cell>
          <table:table-cell table:number-columns-repeated="246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Constantine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Keanu Reeves</text:p>
          </table:table-cell>
          <table:table-cell table:number-columns-repeated="2"/>
          <table:table-cell office:value-type="string">
            <text:p>Fantasy</text:p>
          </table:table-cell>
          <table:table-cell table:number-columns-repeated="246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Casshern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Kli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Adam Sandler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Cranck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Die Chaoscamper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/>
          <table:table-cell office:value-type="string">
            <text:p>Robin Williams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Banditas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/>
          <table:table-cell office:value-type="string">
            <text:p>Penelope Cruz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Old man in new cars</text:p>
          </table:table-cell>
          <table:table-cell office:value-type="float" office:value="1">
            <text:p>1</text:p>
          </table:table-cell>
          <table:table-cell table:style-name="ce3"/>
          <table:table-cell table:number-columns-repeated="5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Kung Fu Hustle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The good cop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Zeit des Erwachens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Robin Williams, Robert de Niro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Attentat auf Richard Nixon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Sean Penn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Jungfrau (40), männlich, sucht ...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Steve Carell</text:p>
          </table:table-cell>
          <table:table-cell office:value-type="string">
            <text:p>Judd Apatow</text:p>
          </table:table-cell>
          <table:table-cell office:value-type="string">
            <text:p>Judd Apatow</text:p>
          </table:table-cell>
          <table:table-cell office:value-type="string">
            <text:p>Liebeskomödie</text:p>
          </table:table-cell>
          <table:table-cell table:number-columns-repeated="246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Wu-Ji – Reiter der Winde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Fantasy</text:p>
          </table:table-cell>
          <table:table-cell table:number-columns-repeated="246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Ju-on (Original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Ju-on 2 (Original)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Good night and good luck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George Clooney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Good Will hunti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Robin Williams, Matt Damon, Ben Affleck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Avia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Leonardo Di Caprio, Cate Blanchet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16 Blocks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Bruce Willis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Elementarteilchen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Star Trek 9: Der Aufstand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Paigo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Pulse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Severance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Deutschland – Ein Sommermärchen</text:p>
          </table:table-cell>
          <table:table-cell office:value-type="float" office:value="2">
            <text:p>2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Doku Movie</text:p>
          </table:table-cell>
          <table:table-cell table:number-columns-repeated="246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Leon der Profi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/>
          <table:table-cell office:value-type="string">
            <text:p>Jean Reno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Das Leben der ander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Wickerman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/>
          <table:table-cell office:value-type="string">
            <text:p>Nicolas Cage</text:p>
          </table:table-cell>
          <table:table-cell table:number-columns-repeated="2"/>
          <table:table-cell office:value-type="string">
            <text:p>Krimi</text:p>
          </table:table-cell>
          <table:table-cell table:number-columns-repeated="246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Stadt der Engel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ivX</text:p>
          </table:table-cell>
          <table:table-cell/>
          <table:table-cell office:value-type="string">
            <text:p>Nicolas Cage</text:p>
          </table:table-cell>
          <table:table-cell table:number-columns-repeated="2"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eep Impact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ivX</text:p>
          </table:table-cell>
          <table:table-cell/>
          <table:table-cell office:value-type="string">
            <text:p>Morgan Freeman</text:p>
          </table:table-cell>
          <table:table-cell table:number-columns-repeated="2"/>
          <table:table-cell office:value-type="string">
            <text:p>Katastrophenfilm</text:p>
          </table:table-cell>
          <table:table-cell table:number-columns-repeated="246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Ich, du und der andere</text:p>
          </table:table-cell>
          <table:table-cell office:value-type="float" office:value="1">
            <text:p>1</text:p>
          </table:table-cell>
          <table:table-cell table:style-name="ce3"/>
          <table:table-cell table:number-columns-repeated="2"/>
          <table:table-cell office:value-type="string">
            <text:p>Owen Wilson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Walk the line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Laws of Attract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Pierce Brosnan</text:p>
          </table:table-cell>
          <table:table-cell table:number-columns-repeated="2"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Der DaVinci Code: Sakrilek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Tom Hanks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Alien Autopsie – Das All zu Gast bei Freunden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Children of Men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/>
          <table:table-cell office:value-type="string">
            <text:p>Clive Owen</text:p>
          </table:table-cell>
          <table:table-cell table:number-columns-repeated="2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Der Fluch der Betsy Bell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Shinobi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Der Teufel trägt Prada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Der Pate 1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Marlon Brando, Al Pacino</text:p>
          </table:table-cell>
          <table:table-cell office:value-type="string">
            <text:p>Francis Ford Coppola</text:p>
          </table:table-cell>
          <table:table-cell office:value-type="string">
            <text:p>Francis Ford Coppola</text:p>
          </table:table-cell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54">
            <text:p>554</text:p>
          </table:table-cell>
          <table:table-cell table:style-name="ce7" office:value-type="float" office:value="1984">
            <text:p>1984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Kiss Kiss Bang Ba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Val Kilmer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Der Pate 2</text:p>
          </table:table-cell>
          <table:table-cell office:value-type="float" office:value="2">
            <text:p>2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Al Pacino, Robert De Niro</text:p>
          </table:table-cell>
          <table:table-cell office:value-type="string">
            <text:p>Francis Ford Coppola</text:p>
          </table:table-cell>
          <table:table-cell office:value-type="string">
            <text:p>Francis Ford Coppola</text:p>
          </table:table-cell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Der Pate 3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Al Pacino, Robert De Niro</text:p>
          </table:table-cell>
          <table:table-cell office:value-type="string">
            <text:p>Francis Ford Coppola</text:p>
          </table:table-cell>
          <table:table-cell office:value-type="string">
            <text:p>Francis Ford Coppola</text:p>
          </table:table-cell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Ju-on: The Grudge 2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Mord und Margaritas (The Matador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 office:value-type="string">
            <text:p>X</text:p>
          </table:table-cell>
          <table:table-cell office:value-type="string">
            <text:p>Pierce Brosnan</text:p>
          </table:table-cell>
          <table:table-cell table:number-columns-repeated="2"/>
          <table:table-cell office:value-type="string">
            <text:p>Satire</text:p>
          </table:table-cell>
          <table:table-cell table:number-columns-repeated="246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Butterfly Effect 2</text:p>
          </table:table-cell>
          <table:table-cell office:value-type="float" office:value="1">
            <text:p>1</text:p>
          </table:table-cell>
          <table:table-cell table:style-name="ce3"/>
          <table:table-cell table:number-columns-repeated="5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FC Ven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So lange du da bis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Reese Whitherspoon</text:p>
          </table:table-cell>
          <table:table-cell table:number-columns-repeated="2"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Departed</text:p>
          </table:table-cell>
          <table:table-cell office:value-type="float" office:value="3">
            <text:p>3</text:p>
          </table:table-cell>
          <table:table-cell table:style-name="ce3"/>
          <table:table-cell table:number-columns-repeated="2"/>
          <table:table-cell office:value-type="string">
            <text:p>Leonardo Di Caprio, Jack Nickelson, Matt Damon</text:p>
          </table:table-cell>
          <table:table-cell office:value-type="string">
            <text:p>Martin Scorsese</text:p>
          </table:table-cell>
          <table:table-cell office:value-type="string">
            <text:p>Brad Pitt</text:p>
          </table:table-cell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Zelig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2"/>
          <table:table-cell office:value-type="string">
            <text:p>Woody Allen</text:p>
          </table:table-cell>
          <table:table-cell office:value-type="string">
            <text:p>Woody Allen</text:p>
          </table:table-cell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Ultraviole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vx</text:p>
          </table:table-cell>
          <table:table-cell/>
          <table:table-cell office:value-type="string">
            <text:p>Milla Jovovich</text:p>
          </table:table-cell>
          <table:table-cell table:number-columns-repeated="2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The Illusionis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Edward Norton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007 James Bond: Casino Roya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ivx</text:p>
          </table:table-cell>
          <table:table-cell/>
          <table:table-cell office:value-type="string">
            <text:p>Daniel Craig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Deja Vu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Dencel Washington, Val Kilmer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Liebe braucht keine Ferien</text:p>
          </table:table-cell>
          <table:table-cell office:value-type="float" office:value="2">
            <text:p>2</text:p>
          </table:table-cell>
          <table:table-cell table:style-name="ce3"/>
          <table:table-cell office:value-type="string">
            <text:p>XviD</text:p>
          </table:table-cell>
          <table:table-cell/>
          <table:table-cell office:value-type="string">
            <text:p>Cameron Diaz, Jack Black, Kate Winslet, Jude Law</text:p>
          </table:table-cell>
          <table:table-cell table:number-columns-repeated="2"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Darf ich bitten?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Richard Gere, Jennifer Lopez, Susan Sarandon</text:p>
          </table:table-cell>
          <table:table-cell office:value-type="string">
            <text:p>Peter Chelsom</text:p>
          </table:table-cell>
          <table:table-cell office:value-type="string">
            <text:p>Simon Fields</text:p>
          </table:table-cell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Message in a Bottl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Kevin Costner, Robin Wright Penn, Paul Newman</text:p>
          </table:table-cell>
          <table:table-cell office:value-type="string">
            <text:p>Luis Mandoki</text:p>
          </table:table-cell>
          <table:table-cell office:value-type="string">
            <text:p>Denise Di Nova, Jim Wilson, Kevin Costner</text:p>
          </table:table-cell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Contac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Jodie Foster</text:p>
          </table:table-cell>
          <table:table-cell table:number-columns-repeated="2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Superman Retur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Comic Movie</text:p>
          </table:table-cell>
          <table:table-cell table:number-columns-repeated="246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Die Geish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Running Scar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Mission to Ma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Der weiße Plane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 table:number-columns-repeated="4"/>
          <table:table-cell office:value-type="string">
            <text:p>Doku Movie</text:p>
          </table:table-cell>
          <table:table-cell table:number-columns-repeated="246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Lucky Number Slev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Bruce Willes</text:p>
          </table:table-cell>
          <table:table-cell table:number-columns-repeated="2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Sky Captain and the world of tomorr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Jude Law</text:p>
          </table:table-cell>
          <table:table-cell table:number-columns-repeated="2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Miami V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Colin Farrell, Jamie Fox</text:p>
          </table:table-cell>
          <table:table-cell table:number-columns-repeated="2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Das streben nach Glüc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Will Smith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Cube 2: Hypercu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Cha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Wesley Snipes</text:p>
          </table:table-cell>
          <table:table-cell table:number-columns-repeated="2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Couchgeflüst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Uma Thurman</text:p>
          </table:table-cell>
          <table:table-cell table:number-columns-repeated="2"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Idiocracy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Luke Wilson</text:p>
          </table:table-cell>
          <table:table-cell office:value-type="string">
            <text:p>Mike Judge</text:p>
          </table:table-cell>
          <table:table-cell office:value-type="string">
            <text:p>Mike Judge</text:p>
          </table:table-cell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Good Morning, Vietna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Robin Williams</text:p>
          </table:table-cell>
          <table:table-cell office:value-type="string">
            <text:p>Barry Levinson</text:p>
          </table:table-cell>
          <table:table-cell office:value-type="string">
            <text:p>Mark Johnson, Larry Brezner</text:p>
          </table:table-cell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When a men loves a woman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Meg Ryan, Andy Garcia</text:p>
          </table:table-cell>
          <table:table-cell office:value-type="string">
            <text:p>Luis Mandoki</text:p>
          </table:table-cell>
          <table:table-cell office:value-type="string">
            <text:p>Jordan Kerner, Jon Avnet</text:p>
          </table:table-cell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Blood Diamon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Leonardo Di Caprio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Guess wh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SAW 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Freedomland – Das Gesicht der Wahrhei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Samuel L. Jackson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Confid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Dustin Hoffmann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Nachts im Muse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Ben Stiller, Robin Williams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Dominion: A prolog to the Exorcis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Der gute Hirt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Matt Damon</text:p>
          </table:table-cell>
          <table:table-cell office:value-type="string">
            <text:p>Robert De Niro</text:p>
          </table:table-cell>
          <table:table-cell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Tenacious D – Kings of R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Jack Black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Ghost Ri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Nicolas Cage</text:p>
          </table:table-cell>
          <table:table-cell table:number-columns-repeated="2"/>
          <table:table-cell office:value-type="string">
            <text:p>Comic Movie</text:p>
          </table:table-cell>
          <table:table-cell table:number-columns-repeated="246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Hui Bu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Bully Herbig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Bor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Alien vs. Preda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Die Hollywood Verschwöru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Ben Affleck</text:p>
          </table:table-cell>
          <table:table-cell table:number-columns-repeated="2"/>
          <table:table-cell office:value-type="string">
            <text:p>Krimi</text:p>
          </table:table-cell>
          <table:table-cell table:number-columns-repeated="246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Dreamgirl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Eddi Murphy</text:p>
          </table:table-cell>
          <table:table-cell table:number-columns-repeated="2"/>
          <table:table-cell office:value-type="string">
            <text:p>Musical</text:p>
          </table:table-cell>
          <table:table-cell table:number-columns-repeated="246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Fahrenheit 911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string">
            <text:p>Michael Moore</text:p>
          </table:table-cell>
          <table:table-cell office:value-type="string">
            <text:p>Doku Movie</text:p>
          </table:table-cell>
          <table:table-cell table:number-columns-repeated="246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Bordertow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Antonio Banderas</text:p>
          </table:table-cell>
          <table:table-cell table:number-columns-repeated="2"/>
          <table:table-cell office:value-type="string">
            <text:p>Krimi</text:p>
          </table:table-cell>
          <table:table-cell table:number-columns-repeated="246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Ein gutes Jah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Russell Crowe, Rafe Spall, Archie Panjabi</text:p>
          </table:table-cell>
          <table:table-cell office:value-type="string">
            <text:p>Ridley Scott</text:p>
          </table:table-cell>
          <table:table-cell/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Bab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Brad Pitt, Cate Blanchet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Final Destinat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PG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Werner 4: Gekotzt wird spät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 table:number-columns-repeated="4"/>
          <table:table-cell office:value-type="string">
            <text:p>Comic</text:p>
          </table:table-cell>
          <table:table-cell table:number-columns-repeated="246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Number 2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Jim Carray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The Contrac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Morgan Freeman, John Cusack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Little Miss Sunshin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612">
            <text:p>612</text:p>
          </table:table-cell>
          <table:table-cell table:style-name="ce7"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Comic Movie</text:p>
          </table:table-cell>
          <table:table-cell table:number-columns-repeated="246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Eine unbequeme Wahrhei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Al Gore</text:p>
          </table:table-cell>
          <table:table-cell table:number-columns-repeated="2"/>
          <table:table-cell office:value-type="string">
            <text:p>Doku Movie</text:p>
          </table:table-cell>
          <table:table-cell table:number-columns-repeated="246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Die üblichen Verdächtigen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Stephen Baldwin, Gabriel Byrne, Chazz Palminteri, Kevin Pollak, Pete Postlethwaite, Kevin Spacey</text:p>
          </table:table-cell>
          <table:table-cell office:value-type="string">
            <text:p>Bryan Singer</text:p>
          </table:table-cell>
          <table:table-cell office:value-type="string">
            <text:p>Bryan Singer, Michael McDonald</text:p>
          </table:table-cell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Volv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Let's kill Bobby 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 table:number-columns-repeated="4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Bierfes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/>
          <table:table-cell office:value-type="string">
            <text:p>Jay Chandrasekhar</text:p>
          </table:table-cell>
          <table:table-cell office:value-type="string">
            <text:p>Bill Gerber, Richard Perello</text:p>
          </table:table-cell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Mr. Bean macht Feri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/>
          <table:table-cell office:value-type="string">
            <text:p>Roan Atkinson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Mit Herz und Ha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Anthony Hopkins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Der Fluch der goldenen Blum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ViD</text:p>
          </table:table-cell>
          <table:table-cell table:number-columns-repeated="4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Das perfekte Verbrech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Anthony Hopkins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A scanner dark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Comic</text:p>
          </table:table-cell>
          <table:table-cell table:number-columns-repeated="246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Presti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Scarlett Johansen, Hugh Jackmann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Scoop – Der Knül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Scarlett Johansen, Hugh Jackmann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Spiderman 3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Toby Maguier, Kirsten Dunst</text:p>
          </table:table-cell>
          <table:table-cell table:number-columns-repeated="2"/>
          <table:table-cell office:value-type="string">
            <text:p>Comic Movie</text:p>
          </table:table-cell>
          <table:table-cell table:number-columns-repeated="246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Man of the ye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Robin Williams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Fearless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Jet Lee</text:p>
          </table:table-cell>
          <table:table-cell table:number-columns-repeated="2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Subl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Tom Cavanagh, Cas Anvar</text:p>
          </table:table-cell>
          <table:table-cell office:value-type="string">
            <text:p>Tony Krantz</text:p>
          </table:table-cell>
          <table:table-cell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Home of the Brav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Samuel L. Jackson</text:p>
          </table:table-cell>
          <table:table-cell table:number-columns-repeated="2"/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Garden Sta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Hot Fuz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Letters from Iwo Jim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2"/>
          <table:table-cell office:value-type="string">
            <text:p>Clint Eastwood</text:p>
          </table:table-cell>
          <table:table-cell/>
          <table:table-cell office:value-type="string">
            <text:p>Kriegsfilm</text:p>
          </table:table-cell>
          <table:table-cell table:number-columns-repeated="246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Flags of our Fathe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2"/>
          <table:table-cell office:value-type="string">
            <text:p>Clint Eastwood</text:p>
          </table:table-cell>
          <table:table-cell/>
          <table:table-cell office:value-type="string">
            <text:p>Kriegsfilm</text:p>
          </table:table-cell>
          <table:table-cell table:number-columns-repeated="246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Transformer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ivX</text:p>
          </table:table-cell>
          <table:table-cell table:number-columns-repeated="4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Fe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vX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Aus nächster Nähe</text:p>
          </table:table-cell>
          <table:table-cell office:value-type="float" office:value="1">
            <text:p>1</text:p>
          </table:table-cell>
          <table:table-cell table:style-name="ce3"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Robert Redford, Michelle Pfeiffer</text:p>
          </table:table-cell>
          <table:table-cell office:value-type="string">
            <text:p>Jon Avnet</text:p>
          </table:table-cell>
          <table:table-cell office:value-type="string">
            <text:p>Jon Avnet, David Nicksay, Jordan Kerner</text:p>
          </table:table-cell>
          <table:table-cell office:value-type="string">
            <text:p>Liebesfilm</text:p>
          </table:table-cell>
          <table:table-cell table:number-columns-repeated="246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28 weeks later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MPG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Apollo 13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ivX</text:p>
          </table:table-cell>
          <table:table-cell/>
          <table:table-cell office:value-type="string">
            <text:p>Tom Hanks</text:p>
          </table:table-cell>
          <table:table-cell table:number-columns-repeated="2"/>
          <table:table-cell office:value-type="string">
            <text:p>Science Fiction / Drama</text:p>
          </table:table-cell>
          <table:table-cell table:number-columns-repeated="246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Neues vom Wixxer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Oliver Kalkhoffe, Bastian Pastewka, Christiane Paul, Christoph Maria Herbst, Joachim Fuchsberger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Hostel 2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ivX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Smokin Aces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Action Komödie</text:p>
          </table:table-cell>
          <table:table-cell table:number-columns-repeated="246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Dark City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SVCD</text:p>
          </table:table-cell>
          <table:table-cell table:number-columns-repeated="4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Wächter des Tages</text:p>
          </table:table-cell>
          <table:table-cell office:value-type="float" office:value="2">
            <text:p>2</text:p>
          </table:table-cell>
          <table:table-cell table:style-name="ce3"/>
          <table:table-cell office:value-type="string">
            <text:p>XViD</text:p>
          </table:table-cell>
          <table:table-cell table:number-columns-repeated="4"/>
          <table:table-cell office:value-type="string">
            <text:p>Fantasy</text:p>
          </table:table-cell>
          <table:table-cell table:number-columns-repeated="246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Die Eisprinzen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Red Planet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SVCD</text:p>
          </table:table-cell>
          <table:table-cell/>
          <table:table-cell office:value-type="string">
            <text:p>Val Kilmer</text:p>
          </table:table-cell>
          <table:table-cell table:number-columns-repeated="2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Mindhunters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Val Kilmer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Mario Barth: Männer sind primitiv aber glücklich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Mario Barth</text:p>
          </table:table-cell>
          <table:table-cell/>
          <table:table-cell office:value-type="string">
            <text:p>Mario Barth</text:p>
          </table:table-cell>
          <table:table-cell office:value-type="string">
            <text:p>Comedy Show</text:p>
          </table:table-cell>
          <table:table-cell table:number-columns-repeated="246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Oceans 13</text:p>
          </table:table-cell>
          <table:table-cell office:value-type="float" office:value="1">
            <text:p>1</text:p>
          </table:table-cell>
          <table:table-cell table:style-name="ce3"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Brad Pitt, George Clooney, Matt Damon, Andi Garcia, 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Postal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MVCD</text:p>
          </table:table-cell>
          <table:table-cell table:number-columns-repeated="4"/>
          <table:table-cell office:value-type="string">
            <text:p>Action Komödie</text:p>
          </table:table-cell>
          <table:table-cell table:number-columns-repeated="246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Full Metal Village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Doku Movie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Rob-o-Hood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Jackie Chan</text:p>
          </table:table-cell>
          <table:table-cell table:number-columns-repeated="2"/>
          <table:table-cell office:value-type="string">
            <text:p>Action Komödie</text:p>
          </table:table-cell>
          <table:table-cell table:number-columns-repeated="246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Screamers</text:p>
          </table:table-cell>
          <table:table-cell office:value-type="float" office:value="1">
            <text:p>1</text:p>
          </table:table-cell>
          <table:table-cell table:style-name="ce3"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Peter Weller</text:p>
          </table:table-cell>
          <table:table-cell office:value-type="string">
            <text:p>Christian Duguay</text:p>
          </table:table-cell>
          <table:table-cell office:value-type="string">
            <text:p>Tom Berry</text:p>
          </table:table-cell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Forrest Gump</text:p>
          </table:table-cell>
          <table:table-cell office:value-type="float" office:value="1">
            <text:p>1</text:p>
          </table:table-cell>
          <table:table-cell table:style-name="ce3"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Tom Hanks, Robin Wright, Gary Sinise, Mykelti Williamson, Sally Field</text:p>
          </table:table-cell>
          <table:table-cell office:value-type="string">
            <text:p>Robert Zemeckies</text:p>
          </table:table-cell>
          <table:table-cell office:value-type="string">
            <text:p>Wendy Finerman, Steve Tisch, Steve Starkey</text:p>
          </table:table-cell>
          <table:table-cell office:value-type="string">
            <text:p>Drama</text:p>
          </table:table-cell>
          <table:table-cell table:number-columns-repeated="246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Next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/>
          <table:table-cell office:value-type="string">
            <text:p>Nicolas Cage</text:p>
          </table:table-cell>
          <table:table-cell table:number-columns-repeated="2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Super Size Me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DVD</text:p>
          </table:table-cell>
          <table:table-cell table:number-columns-repeated="4"/>
          <table:table-cell office:value-type="string">
            <text:p>Doku Movie</text:p>
          </table:table-cell>
          <table:table-cell table:number-columns-repeated="246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Rush Hour 3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XviD</text:p>
          </table:table-cell>
          <table:table-cell/>
          <table:table-cell office:value-type="string">
            <text:p>Jackie Chan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American Gangster</text:p>
          </table:table-cell>
          <table:table-cell office:value-type="float" office:value="2">
            <text:p>2</text:p>
          </table:table-cell>
          <table:table-cell table:style-name="ce3"/>
          <table:table-cell office:value-type="string">
            <text:p>DivX</text:p>
          </table:table-cell>
          <table:table-cell table:number-columns-repeated="4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Simpsons – Der Film</text:p>
          </table:table-cell>
          <table:table-cell office:value-type="float" office:value="1">
            <text:p>1</text:p>
          </table:table-cell>
          <table:table-cell table:style-name="ce3"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Comic</text:p>
          </table:table-cell>
          <table:table-cell table:number-columns-repeated="246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Harry Potter 5: Und der Orden des Phöni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Fantasy</text:p>
          </table:table-cell>
          <table:table-cell table:number-columns-repeated="246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Dirty Dancing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Dance Movie</text:p>
          </table:table-cell>
          <table:table-cell table:number-columns-repeated="246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The Dec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Resident Evil: Extinct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Milla Jovovich</text:p>
          </table:table-cell>
          <table:table-cell table:number-columns-repeated="2"/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The Fl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Richard Gere, Avril Lavigne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Beim ersten M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Lizenz zum Heirat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Robin Williams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Rigth at your Do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Shoot'em'u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Clive Owen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Zimmer 140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John Cusack, Samuel L. Jackson, Tony Shalhoub</text:p>
          </table:table-cell>
          <table:table-cell office:value-type="string">
            <text:p>Mikael Håfström</text:p>
          </table:table-cell>
          <table:table-cell/>
          <table:table-cell office:value-type="string">
            <text:p>Psycho Thriller</text:p>
          </table:table-cell>
          <table:table-cell table:number-columns-repeated="246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Evan Allmächtig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Marry Popp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Spielfilm</text:p>
          </table:table-cell>
          <table:table-cell table:number-columns-repeated="246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Mein Kind vom Ma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viD</text:p>
          </table:table-cell>
          <table:table-cell table:number-columns-repeated="4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Zodiac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Mark Ruffalo. Jake Gyllenhaal, Robert Downey Jr.</text:p>
          </table:table-cell>
          <table:table-cell office:value-type="string">
            <text:p>David Fincher</text:p>
          </table:table-cell>
          <table:table-cell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Die Ermordung des Jesse James durch den Feigling Robert Fo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Brad Pitt</text:p>
          </table:table-cell>
          <table:table-cell table:number-columns-repeated="2"/>
          <table:table-cell office:value-type="string">
            <text:p>Western</text:p>
          </table:table-cell>
          <table:table-cell table:number-columns-repeated="246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Verliebt in eine Hex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Nicole Kidman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Inva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Nicole Kidman, Daniel Craig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Death Proof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Kurt Russel</text:p>
          </table:table-cell>
          <table:table-cell office:value-type="string">
            <text:p>Quentin Tarantino</text:p>
          </table:table-cell>
          <table:table-cell office:value-type="string">
            <text:p>Quentin Tarantino, Robert Rodriguez</text:p>
          </table:table-cell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Futurama – Benders Big Scor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Comic</text:p>
          </table:table-cell>
          <table:table-cell table:number-columns-repeated="246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Nach 7 Tagen ausgeflitte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Ben Stiller</text:p>
          </table:table-cell>
          <table:table-cell table:number-columns-repeated="2"/>
          <table:table-cell office:value-type="string">
            <text:p>Komödie</text:p>
          </table:table-cell>
          <table:table-cell table:number-columns-repeated="246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Das Spiel ihres Lebens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 office:value-type="string">
            <text:p>Gerard Butler, Wes Bentley, Jay Rodan, Patrick Steward</text:p>
          </table:table-cell>
          <table:table-cell office:value-type="string">
            <text:p>David Aspaugh</text:p>
          </table:table-cell>
          <table:table-cell/>
          <table:table-cell office:value-type="string">
            <text:p>Sport-Spielfilm</text:p>
          </table:table-cell>
          <table:table-cell table:number-columns-repeated="246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Uhrwerk Orang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VD</text:p>
          </table:table-cell>
          <table:table-cell office:value-type="string">
            <text:p>X</text:p>
          </table:table-cell>
          <table:table-cell/>
          <table:table-cell office:value-type="string">
            <text:p>Stanley Kubrick</text:p>
          </table:table-cell>
          <table:table-cell office:value-type="string">
            <text:p>Stanley Kubrick</text:p>
          </table:table-cell>
          <table:table-cell office:value-type="string">
            <text:p>Science Fiction</text:p>
          </table:table-cell>
          <table:table-cell table:number-columns-repeated="246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Das Bourne Ultimat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Matt Damon</text:p>
          </table:table-cell>
          <table:table-cell table:number-columns-repeated="2"/>
          <table:table-cell office:value-type="string">
            <text:p>Action</text:p>
          </table:table-cell>
          <table:table-cell table:number-columns-repeated="246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Die Fremde in di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Jodie Foster</text:p>
          </table:table-cell>
          <table:table-cell table:number-columns-repeated="2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Vexill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Manga</text:p>
          </table:table-cell>
          <table:table-cell table:number-columns-repeated="246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Lissi und der wilde Kais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2"/>
          <table:table-cell office:value-type="string">
            <text:p>Bully Herbig</text:p>
          </table:table-cell>
          <table:table-cell office:value-type="string">
            <text:p>Bully Herbig</text:p>
          </table:table-cell>
          <table:table-cell office:value-type="string">
            <text:p>Animation</text:p>
          </table:table-cell>
          <table:table-cell table:number-columns-repeated="246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King of the Hi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Thriller</text:p>
          </table:table-cell>
          <table:table-cell table:number-columns-repeated="246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11<text:span text:style-name="T1">th</text:span> Hour – 5 vor 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office:value-type="string">
            <text:p>Leonardo Di Caprio</text:p>
          </table:table-cell>
          <table:table-cell office:value-type="string">
            <text:p>Leonardo Di Caprio</text:p>
          </table:table-cell>
          <table:table-cell office:value-type="string">
            <text:p>Leonardo Di Caprio</text:p>
          </table:table-cell>
          <table:table-cell office:value-type="string">
            <text:p>Doku Movie</text:p>
          </table:table-cell>
          <table:table-cell table:number-columns-repeated="246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Sic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/>
          <table:table-cell table:number-columns-repeated="3" office:value-type="string">
            <text:p>Michael Moore</text:p>
          </table:table-cell>
          <table:table-cell office:value-type="string">
            <text:p>Doku Movie</text:p>
          </table:table-cell>
          <table:table-cell table:number-columns-repeated="246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30 days of nigh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VD</text:p>
          </table:table-cell>
          <table:table-cell table:number-columns-repeated="4"/>
          <table:table-cell office:value-type="string">
            <text:p>Horror</text:p>
          </table:table-cell>
          <table:table-cell table:number-columns-repeated="246"/>
        </table:table-row>
        <table:table-row table:style-name="ro1" table:number-rows-repeated="6484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Lucida Sans" svg:font-family="'Lucida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3">23.04.2008</text:date>, <text:time>00:55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ideos" style:display-name="PageStyle_Video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4-09-12T15:49:09</meta:creation-date>
    <dc:creator>Jonathan Naumann</dc:creator>
    <dc:date>2008-04-23T00:55:03</dc:date>
    <meta:print-date>2005-08-11T22:10:26</meta:print-date>
    <meta:editing-cycles>672</meta:editing-cycles>
    <meta:editing-duration>P1DT11H42M20S</meta:editing-duration>
    <meta:user-defined meta:name="Info 1"/>
    <meta:user-defined meta:name="Info 2"/>
    <meta:user-defined meta:name="Info 3"/>
    <meta:user-defined meta:name="Info 4"/>
    <meta:document-statistic meta:table-count="1" meta:cell-count="3978"/>
  </office:meta>
</office:document-meta>
</file>